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" svg:font-family="" style:font-family-generic="roman"/>
    <style:font-face style:name="Ubuntu Mono1" svg:font-family="'Ubuntu Mono'" style:font-pitch="fixed"/>
    <style:font-face style:name="Liberation Mono" svg:font-family="'Liberation Mono', 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0066cc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99cc6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99cc66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cc33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ackground-color="#cc33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aec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ackground-color="#aec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aec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0pt" style:font-size-asian="10pt" style:font-size-complex="10pt"/>
    </style:style>
    <style:style style:name="ce19" style:family="table-cell" style:parent-style-name="Default">
      <style:table-cell-properties fo:border-bottom="none" fo:background-color="#0066cc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/>
    </style:style>
    <style:style style:name="ce23" style:family="table-cell" style:parent-style-name="Default">
      <style:table-cell-properties fo:border-bottom="none" fo:background-color="#99cc66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ackground-color="#99cc66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cc33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cc33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0pt" style:text-underline-style="none" style:font-size-asian="10pt" style:font-size-complex="10pt"/>
    </style:style>
    <style:style style:name="ce30" style:family="table-cell" style:parent-style-name="Default">
      <style:table-cell-properties fo:border-bottom="none" fo:background-color="#aecf00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ackground-color="#aecf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 Mono1" fo:font-size="10pt" style:font-size-asian="10pt" style:font-size-complex="10pt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2pt" fo:font-weight="bold" style:font-name-asian="WenQuanYi Micro Hei" style:font-size-asian="12pt" style:font-weight-asian="bold" style:font-name-complex="Lohit Devanagari" style:font-size-complex="12pt" style:font-weight-complex="bold"/>
    </style:style>
    <style:style style:name="ce37" style:family="table-cell" style:parent-style-name="Default">
      <style:table-cell-properties fo:border-bottom="none" fo:background-color="#99cc66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fo:background-color="#cc33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aec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42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-bottom="none" fo:background-color="#0066cc" fo:border-left="none" fo:border-right="0.06pt solid #000000" fo:border-top="0.06pt solid #000000"/>
    </style:style>
    <style:style style:name="ce46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style:font-name-asian="WenQuanYi Micro Hei" style:font-name-complex="Lohit Devanagari"/>
    </style:style>
    <style:style style:name="ce49" style:family="table-cell" style:parent-style-name="Default">
      <style:table-cell-properties fo:border-bottom="none" fo:background-color="#99cc66" fo:border-left="none" fo:border-right="0.06pt solid #000000" fo:border-top="0.06pt solid #000000"/>
    </style:style>
    <style:style style:name="ce50" style:family="table-cell" style:parent-style-name="Default">
      <style:table-cell-properties fo:border-bottom="0.06pt solid #000000" fo:background-color="#99cc66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0pt" style:font-name-asian="WenQuanYi Micro Hei" style:font-size-asian="10pt" style:font-name-complex="Lohit Devanagari" style:font-size-complex="10pt"/>
    </style:style>
    <style:style style:name="ce52" style:family="table-cell" style:parent-style-name="Default">
      <style:table-cell-properties fo:border-bottom="none" fo:background-color="#cc3300" fo:border-left="none" fo:border-right="0.06pt solid #000000" fo:border-top="0.06pt solid #000000"/>
    </style:style>
    <style:style style:name="ce53" style:family="table-cell" style:parent-style-name="Default">
      <style:table-cell-properties fo:border-bottom="0.06pt solid #000000" fo:background-color="#cc3300" style:text-align-source="fix" style:repeat-content="false" fo:border-left="none" fo:border-right="0.06pt solid #000000" fo:border-top="non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aecf00" fo:border-left="none" fo:border-right="0.06pt solid #000000" fo:border-top="0.06pt solid #000000"/>
    </style:style>
    <style:style style:name="ce55" style:family="table-cell" style:parent-style-name="Default">
      <style:table-cell-properties fo:border-bottom="0.06pt solid #000000" fo:background-color="#aecf00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language="en" fo:country="US" style:font-name-asian="Liberation Mono" style:language-asian="en" style:country-asian="US" style:font-name-complex="DejaVu Sans" style:font-size-complex="6.80000019073486pt" style:language-complex="en" style:country-complex="US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0pt" fo:language="en" fo:country="US" style:text-underline-style="none" style:font-name-asian="Liberation Mono" style:font-size-asian="10pt" style:language-asian="en" style:country-asian="US" style:font-name-complex="DejaVu Sans" style:font-size-complex="10pt" style:language-complex="en" style:country-complex="US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212121" style:font-name="Ubuntu Mono1" fo:font-size="10pt" fo:language="none" fo:country="none" fo:font-weight="bold" style:font-name-asian="Noto Sans" style:font-size-asian="10pt" style:language-asian="none" style:country-asian="none" style:font-weight-asian="bold" style:font-name-complex="Noto Sans" style:font-size-complex="10pt" style:language-complex="none" style:country-complex="none" style:font-weight-complex="bold"/>
    </style:style>
    <style:style style:name="ce6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 Mono1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ackground-color="#99cc66" fo:border-left="none" fo:border-right="none" fo:border-top="0.06pt solid #000000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none" fo:background-color="#cc3300" fo:border-left="none" fo:border-right="none" fo:border-top="0.06pt solid #000000"/>
      <style:text-properties style:font-name="Ubuntu Mono1" fo:font-size="12pt" fo:font-weight="bold" style:font-name-asian="WenQuanYi Micro Hei" style:font-size-asian="12pt" style:font-weight-asian="bold" style:font-name-complex="Lohit Devanagari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ffff00" fo:border-left="none" fo:border-right="none" fo:border-top="0.06pt solid #000000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 Mono1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 Mono1" fo:font-size="10pt" style:text-underline-style="none" style:font-size-asian="10pt" style:font-size-complex="10pt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 Mono" fo:font-size="10pt" style:font-size-asian="10pt" style:font-size-complex="10pt"/>
    </style:style>
    <style:style style:name="T2" style:family="text">
      <style:text-properties style:font-name="Ubuntu Mono"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/>
    </style:style>
    <style:style style:name="T5" style:family="text">
      <style:text-properties style:font-name="Ubuntu Mono" fo:font-size="10pt" style:font-name-asian="Liberation Mono;Courier New" style:font-size-asian="10pt" style:font-size-complex="10pt"/>
    </style:style>
    <style:style style:name="T6" style:family="text">
      <style:text-properties style:font-name="Ubuntu Mono" fo:font-size="10pt" style:font-name-asian="Liberation Mono;Courier New" style:font-size-asian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3" table:default-cell-style-name="ce17"/>
        <table:table-column table:style-name="co1" table:number-columns-repeated="3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default-cell-style-name="ce76"/>
        <table:table-row table:style-name="ro1"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table:style-name="ce1" office:value-type="string" calcext:value-type="string">
            <text:p>3NN</text:p>
          </table:table-cell>
          <table:table-cell table:style-name="ce14"/>
          <table:table-cell table:style-name="ce35" office:value-type="string" calcext:value-type="string">
            <text:p>WDBC</text:p>
          </table:table-cell>
          <table:table-cell table:style-name="ce41"/>
          <table:table-cell table:style-name="ce14"/>
          <table:table-cell table:style-name="ce35" office:value-type="string" calcext:value-type="string">
            <text:p>Movement Libras</text:p>
          </table:table-cell>
          <table:table-cell table:style-name="ce41"/>
          <table:table-cell table:style-name="ce14"/>
          <table:table-cell table:style-name="ce73" office:value-type="string" calcext:value-type="string">
            <text:p>Arritmia</text:p>
          </table:table-cell>
          <table:table-cell table:style-name="ce41"/>
        </table:table-row>
        <table:table-row table:style-name="ro1">
          <table:table-cell table:style-name="ce2"/>
          <table:table-cell table:style-name="ce15" office:value-type="string" calcext:value-type="string">
            <text:p>%class test</text:p>
          </table:table-cell>
          <table:table-cell table:style-name="ce15" office:value-type="string" calcext:value-type="string">
            <text:p>%red</text:p>
          </table:table-cell>
          <table:table-cell table:style-name="ce42" office:value-type="string" calcext:value-type="string">
            <text:p>T</text:p>
          </table:table-cell>
          <table:table-cell table:style-name="ce15" office:value-type="string" calcext:value-type="string">
            <text:p>%class test</text:p>
          </table:table-cell>
          <table:table-cell table:style-name="ce15" office:value-type="string" calcext:value-type="string">
            <text:p>%red</text:p>
          </table:table-cell>
          <table:table-cell table:style-name="ce42" office:value-type="string" calcext:value-type="string">
            <text:p>T</text:p>
          </table:table-cell>
          <table:table-cell table:style-name="ce15" office:value-type="string" calcext:value-type="string">
            <text:p>%class test</text:p>
          </table:table-cell>
          <table:table-cell table:style-name="ce15" office:value-type="string" calcext:value-type="string">
            <text:p>%red</text:p>
          </table:table-cell>
          <table:table-cell table:style-name="ce4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on 1-1</text:p>
          </table:table-cell>
          <table:table-cell table:style-name="ce16" office:value-type="float" office:value="0.9788732" calcext:value-type="float">
            <text:p>0.9788732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style-name="ce57" office:value-type="float" office:value="0.65" calcext:value-type="float">
            <text:p>0.65</text:p>
          </table:table-cell>
          <table:table-cell table:style-name="ce64" office:value-type="float" office:value="0" calcext:value-type="float">
            <text:p>0</text:p>
          </table:table-cell>
          <table:table-cell table:style-name="ce17" office:value-type="float" office:value="0.84" calcext:value-type="float">
            <text:p>0.84</text:p>
          </table:table-cell>
          <table:table-cell table:style-name="ce57" office:value-type="float" office:value="0.65625" calcext:value-type="float">
            <text:p>0.65625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Particion 1-2</text:p>
          </table:table-cell>
          <table:table-cell office:value-type="float" office:value="0.9614035" calcext:value-type="float">
            <text:p>0.9614035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table:style-name="ce57" office:value-type="float" office:value="0.7277778" calcext:value-type="float">
            <text:p>0.7277778</text:p>
          </table:table-cell>
          <table:table-cell table:style-name="ce64" office:value-type="float" office:value="0" calcext:value-type="float">
            <text:p>0</text:p>
          </table:table-cell>
          <table:table-cell table:style-name="ce17" office:value-type="float" office:value="0.828" calcext:value-type="float">
            <text:p>0.828</text:p>
          </table:table-cell>
          <table:table-cell office:value-type="float" office:value="0.6391753" calcext:value-type="float">
            <text:p>0.6391753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string" calcext:value-type="string">
            <text:p>Particion 2-1</text:p>
          </table:table-cell>
          <table:table-cell office:value-type="float" office:value="0.943662" calcext:value-type="float">
            <text:p>0.943662</text:p>
          </table:table-cell>
          <table:table-cell table:style-name="ce34" office:value-type="float" office:value="0" calcext:value-type="float">
            <text:p>0</text:p>
          </table:table-cell>
          <table:table-cell table:style-name="ce21" office:value-type="string" calcext:value-type="string">
            <text:p><text:span text:style-name="T1"> </text:span><text:span text:style-name="T2">0.672 </text:span></text:p>
          </table:table-cell>
          <table:table-cell table:style-name="ce57" office:value-type="float" office:value="0.7" calcext:value-type="float">
            <text:p>0.7</text:p>
          </table:table-cell>
          <table:table-cell table:style-name="ce64" office:value-type="float" office:value="0" calcext:value-type="float">
            <text:p>0</text:p>
          </table:table-cell>
          <table:table-cell table:style-name="ce68" office:value-type="float" office:value="0.812" calcext:value-type="float">
            <text:p>0.812</text:p>
          </table:table-cell>
          <table:table-cell table:style-name="ce57" office:value-type="float" office:value="0.58854167" calcext:value-type="float">
            <text:p>0.58854167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Particion 2-2</text:p>
          </table:table-cell>
          <table:table-cell office:value-type="float" office:value="0.9649123" calcext:value-type="float">
            <text:p>0.9649123</text:p>
          </table:table-cell>
          <table:table-cell table:style-name="ce34" office:value-type="float" office:value="0" calcext:value-type="float">
            <text:p>0</text:p>
          </table:table-cell>
          <table:table-cell table:style-name="ce21" office:value-type="string" calcext:value-type="string">
            <text:p><text:span text:style-name="T1"> </text:span><text:span text:style-name="T2">0.666</text:span></text:p>
          </table:table-cell>
          <table:table-cell table:style-name="ce57" office:value-type="float" office:value="0.7388889" calcext:value-type="float">
            <text:p>0.7388889</text:p>
          </table:table-cell>
          <table:table-cell table:style-name="ce64" office:value-type="float" office:value="0" calcext:value-type="float">
            <text:p>0</text:p>
          </table:table-cell>
          <table:table-cell table:style-name="ce47" office:value-type="float" office:value="0.813" calcext:value-type="float">
            <text:p>0.813</text:p>
          </table:table-cell>
          <table:table-cell office:value-type="float" office:value="0.6391753" calcext:value-type="float">
            <text:p>0.6391753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string" calcext:value-type="string">
            <text:p>Particion 3-1</text:p>
          </table:table-cell>
          <table:table-cell table:style-name="ce16" office:value-type="float" office:value="0.9788732" calcext:value-type="float">
            <text:p>0.9788732</text:p>
          </table:table-cell>
          <table:table-cell table:style-name="ce34" office:value-type="float" office:value="0" calcext:value-type="float">
            <text:p>0</text:p>
          </table:table-cell>
          <table:table-cell table:style-name="ce21" office:value-type="string" calcext:value-type="string">
            <text:p><text:span text:style-name="T1"> </text:span><text:span text:style-name="T2">0.678</text:span></text:p>
          </table:table-cell>
          <table:table-cell table:style-name="ce57" office:value-type="float" office:value="0.6833333" calcext:value-type="float">
            <text:p>0.6833333</text:p>
          </table:table-cell>
          <table:table-cell table:style-name="ce64" office:value-type="float" office:value="0" calcext:value-type="float">
            <text:p>0</text:p>
          </table:table-cell>
          <table:table-cell table:style-name="ce69" office:value-type="float" office:value="0.815" calcext:value-type="float">
            <text:p>0.815</text:p>
          </table:table-cell>
          <table:table-cell table:style-name="ce57" office:value-type="float" office:value="0.6458333" calcext:value-type="float">
            <text:p>0.6458333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Particion 3-2</text:p>
          </table:table-cell>
          <table:table-cell office:value-type="float" office:value="0.9754386" calcext:value-type="float">
            <text:p>0.9754386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.663" calcext:value-type="float">
            <text:p>0.663</text:p>
          </table:table-cell>
          <table:table-cell table:style-name="ce57" office:value-type="float" office:value="0.6944444" calcext:value-type="float">
            <text:p>0.6944444</text:p>
          </table:table-cell>
          <table:table-cell table:style-name="ce64" office:value-type="float" office:value="0" calcext:value-type="float">
            <text:p>0</text:p>
          </table:table-cell>
          <table:table-cell table:style-name="ce47" office:value-type="string" calcext:value-type="string">
            <text:p><text:span text:style-name="T3"> </text:span><text:span text:style-name="T4">0.819 </text:span></text:p>
          </table:table-cell>
          <table:table-cell office:value-type="float" office:value="0.61340206" calcext:value-type="float">
            <text:p>0.61340206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office:value-type="string" calcext:value-type="string">
            <text:p>Particion 4-1</text:p>
          </table:table-cell>
          <table:table-cell table:style-name="ce16" office:value-type="float" office:value="0.971831" calcext:value-type="float">
            <text:p>0.971831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.671" calcext:value-type="float">
            <text:p>0.671</text:p>
          </table:table-cell>
          <table:table-cell table:style-name="ce57" office:value-type="float" office:value="0.7" calcext:value-type="float">
            <text:p>0.7</text:p>
          </table:table-cell>
          <table:table-cell table:style-name="ce64" office:value-type="float" office:value="0" calcext:value-type="float">
            <text:p>0</text:p>
          </table:table-cell>
          <table:table-cell table:style-name="ce17" office:value-type="float" office:value="0.816" calcext:value-type="float">
            <text:p>0.816</text:p>
          </table:table-cell>
          <table:table-cell table:style-name="ce57" office:value-type="float" office:value="0.6458333" calcext:value-type="float">
            <text:p>0.6458333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string" calcext:value-type="string">
            <text:p>Particion 4-2</text:p>
          </table:table-cell>
          <table:table-cell office:value-type="float" office:value="0.9754386" calcext:value-type="float">
            <text:p>0.9754386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style-name="ce57" office:value-type="float" office:value="0.7222222" calcext:value-type="float">
            <text:p>0.7222222</text:p>
          </table:table-cell>
          <table:table-cell table:style-name="ce64" office:value-type="float" office:value="0" calcext:value-type="float">
            <text:p>0</text:p>
          </table:table-cell>
          <table:table-cell table:style-name="ce17" office:value-type="float" office:value="0.814" calcext:value-type="float">
            <text:p>0.814</text:p>
          </table:table-cell>
          <table:table-cell office:value-type="float" office:value="0.61340206" calcext:value-type="float">
            <text:p>0.61340206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office:value-type="string" calcext:value-type="string">
            <text:p>Particion 5-1</text:p>
          </table:table-cell>
          <table:table-cell table:style-name="ce16" office:value-type="float" office:value="0.9612676" calcext:value-type="float">
            <text:p>0.9612676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style-name="ce57" office:value-type="float" office:value="0.6888889" calcext:value-type="float">
            <text:p>0.6888889</text:p>
          </table:table-cell>
          <table:table-cell table:style-name="ce64" office:value-type="float" office:value="0" calcext:value-type="float">
            <text:p>0</text:p>
          </table:table-cell>
          <table:table-cell table:style-name="ce17" office:value-type="float" office:value="0.824" calcext:value-type="float">
            <text:p>0.824</text:p>
          </table:table-cell>
          <table:table-cell table:style-name="ce57" office:value-type="float" office:value="0.6614583" calcext:value-type="float">
            <text:p>0.6614583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string" calcext:value-type="string">
            <text:p>Particion 5-2</text:p>
          </table:table-cell>
          <table:table-cell office:value-type="float" office:value="0.954386" calcext:value-type="float">
            <text:p>0.954386</text:p>
          </table:table-cell>
          <table:table-cell table:style-name="ce34" office:value-type="float" office:value="0" calcext:value-type="float">
            <text:p>0</text:p>
          </table:table-cell>
          <table:table-cell table:style-name="ce43" office:value-type="string" calcext:value-type="string">
            <text:p><text:span text:style-name="T3">  </text:span><text:span text:style-name="T4">0.668 </text:span></text:p>
          </table:table-cell>
          <table:table-cell table:style-name="ce57" office:value-type="float" office:value="0.7" calcext:value-type="float">
            <text:p>0.7</text:p>
          </table:table-cell>
          <table:table-cell table:style-name="ce64" office:value-type="float" office:value="0" calcext:value-type="float">
            <text:p>0</text:p>
          </table:table-cell>
          <table:table-cell table:style-name="ce17" office:value-type="float" office:value="0.981" calcext:value-type="float">
            <text:p>0.981</text:p>
          </table:table-cell>
          <table:table-cell office:value-type="float" office:value="0.6082474" calcext:value-type="float">
            <text:p>0.6082474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style-name="ce18" table:formula="of:=AVERAGE([.B4:.B13])" office:value-type="float" office:value="0.9666086" calcext:value-type="float">
            <text:p>0.9666086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AVERAGE([.D4:.D13])" office:value-type="float" office:value="0.6715" calcext:value-type="float">
            <text:p>0.6715</text:p>
          </table:table-cell>
          <table:table-cell table:style-name="ce22" table:formula="of:=AVERAGE([.E4:.E13])" office:value-type="float" office:value="0.70055555" calcext:value-type="float">
            <text:p>0.70055555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AVERAGE([.G4:.G13])" office:value-type="float" office:value="0.838111111111111" calcext:value-type="float">
            <text:p>0.8381111111</text:p>
          </table:table-cell>
          <table:table-cell table:style-name="ce22" table:formula="of:=AVERAGE([.H4:.H13])" office:value-type="float" office:value="0.631131869" calcext:value-type="float">
            <text:p>0.631131869</text:p>
          </table:table-cell>
          <table:table-cell table:style-name="ce22" office:value-type="float" office:value="0" calcext:value-type="float">
            <text:p>0</text:p>
          </table:table-cell>
          <table:table-cell table:style-name="ce77" table:formula="of:=AVERAGE([.J4:.J13])" office:value-type="float" office:value="0.8588" calcext:value-type="float">
            <text:p>0.8588</text:p>
          </table:table-cell>
        </table:table-row>
        <table:table-row table:style-name="ro1">
          <table:table-cell table:style-name="Default" table:number-columns-repeated="3"/>
          <table:table-cell table:style-name="ce44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table:style-name="ce5" office:value-type="string" calcext:value-type="string">
            <text:p>GREEDY</text:p>
          </table:table-cell>
          <table:table-cell table:style-name="ce19"/>
          <table:table-cell table:style-name="ce36" office:value-type="string" calcext:value-type="string">
            <text:p>WDBC</text:p>
          </table:table-cell>
          <table:table-cell table:style-name="ce45"/>
          <table:table-cell table:style-name="ce19"/>
          <table:table-cell table:style-name="ce36" office:value-type="string" calcext:value-type="string">
            <text:p>Movement Libras</text:p>
          </table:table-cell>
          <table:table-cell table:style-name="ce45"/>
          <table:table-cell table:style-name="ce19"/>
          <table:table-cell table:style-name="ce74" office:value-type="string" calcext:value-type="string">
            <text:p>Arritmia</text:p>
          </table:table-cell>
          <table:table-cell table:style-name="ce45"/>
        </table:table-row>
        <table:table-row table:style-name="ro1">
          <table:table-cell table:style-name="ce6"/>
          <table:table-cell table:style-name="ce20" office:value-type="string" calcext:value-type="string">
            <text:p>%class test</text:p>
          </table:table-cell>
          <table:table-cell table:style-name="ce20" office:value-type="string" calcext:value-type="string">
            <text:p>%red</text:p>
          </table:table-cell>
          <table:table-cell table:style-name="ce46" office:value-type="string" calcext:value-type="string">
            <text:p>T</text:p>
          </table:table-cell>
          <table:table-cell table:style-name="ce20" office:value-type="string" calcext:value-type="string">
            <text:p>%class test</text:p>
          </table:table-cell>
          <table:table-cell table:style-name="ce20" office:value-type="string" calcext:value-type="string">
            <text:p>%red</text:p>
          </table:table-cell>
          <table:table-cell table:style-name="ce46" office:value-type="string" calcext:value-type="string">
            <text:p>T</text:p>
          </table:table-cell>
          <table:table-cell table:style-name="ce20" office:value-type="string" calcext:value-type="string">
            <text:p>%class test</text:p>
          </table:table-cell>
          <table:table-cell table:style-name="ce20" office:value-type="string" calcext:value-type="string">
            <text:p>%red</text:p>
          </table:table-cell>
          <table:table-cell table:style-name="ce46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on 1-1</text:p>
          </table:table-cell>
          <table:table-cell office:value-type="float" office:value="0.9823944" calcext:value-type="float">
            <text:p>0.9823944</text:p>
          </table:table-cell>
          <table:table-cell office:value-type="float" office:value="83.87097" calcext:value-type="float">
            <text:p>83.87097</text:p>
          </table:table-cell>
          <table:table-cell office:value-type="float" office:value="101.683" calcext:value-type="float">
            <text:p>101.683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89.01099" calcext:value-type="float">
            <text:p>89.01099</text:p>
          </table:table-cell>
          <table:table-cell table:style-name="ce17" office:value-type="float" office:value="675.757" calcext:value-type="float">
            <text:p>675.757</text:p>
          </table:table-cell>
          <table:table-cell table:style-name="ce21" office:value-type="string" calcext:value-type="string">
            <text:p><text:span text:style-name="T1"> </text:span><text:span text:style-name="T2">0.8229167</text:span></text:p>
          </table:table-cell>
          <table:table-cell table:style-name="ce21" office:value-type="string" calcext:value-type="string">
            <text:p><text:span text:style-name="T1"> </text:span><text:span text:style-name="T2">96.45669</text:span></text:p>
          </table:table-cell>
          <table:table-cell office:value-type="float" office:value="1513.108" calcext:value-type="float">
            <text:p>1513.108</text:p>
          </table:table-cell>
        </table:table-row>
        <table:table-row table:style-name="ro1">
          <table:table-cell office:value-type="string" calcext:value-type="string">
            <text:p>Particion 1-2</text:p>
          </table:table-cell>
          <table:table-cell office:value-type="float" office:value="0.9789474" calcext:value-type="float">
            <text:p>0.9789474</text:p>
          </table:table-cell>
          <table:table-cell office:value-type="float" office:value="83.87097" calcext:value-type="float">
            <text:p>83.87097</text:p>
          </table:table-cell>
          <table:table-cell office:value-type="float" office:value="101.663" calcext:value-type="float">
            <text:p>101.663</text:p>
          </table:table-cell>
          <table:table-cell table:style-name="ce17" office:value-type="float" office:value="0.7722222" calcext:value-type="float">
            <text:p>0.7722222</text:p>
          </table:table-cell>
          <table:table-cell table:style-name="ce21" office:value-type="string" calcext:value-type="string">
            <text:p><text:span text:style-name="T1"> </text:span><text:span text:style-name="T2">91.20879</text:span></text:p>
          </table:table-cell>
          <table:table-cell table:style-name="ce17" office:value-type="float" office:value="569.327" calcext:value-type="float">
            <text:p>569.327</text:p>
          </table:table-cell>
          <table:table-cell office:value-type="float" office:value="0.7989691" calcext:value-type="float">
            <text:p>0.7989691</text:p>
          </table:table-cell>
          <table:table-cell table:style-name="ce17" office:value-type="float" office:value="96.45669" calcext:value-type="float">
            <text:p>96.45669</text:p>
          </table:table-cell>
          <table:table-cell office:value-type="float" office:value="1513.084" calcext:value-type="float">
            <text:p>1513.084</text:p>
          </table:table-cell>
        </table:table-row>
        <table:table-row table:style-name="ro1">
          <table:table-cell office:value-type="string" calcext:value-type="string">
            <text:p>Particion 2-1</text:p>
          </table:table-cell>
          <table:table-cell office:value-type="float" office:value="0.9788732" calcext:value-type="float">
            <text:p>0.9788732</text:p>
          </table:table-cell>
          <table:table-cell office:value-type="float" office:value="74.19355" calcext:value-type="float">
            <text:p>74.19355</text:p>
          </table:table-cell>
          <table:table-cell office:value-type="float" office:value="144.418" calcext:value-type="float">
            <text:p>144.418</text:p>
          </table:table-cell>
          <table:table-cell table:style-name="ce17" office:value-type="float" office:value="0.6888889" calcext:value-type="float">
            <text:p>0.6888889</text:p>
          </table:table-cell>
          <table:table-cell table:style-name="ce17" office:value-type="float" office:value="93.40659" calcext:value-type="float">
            <text:p>93.40659</text:p>
          </table:table-cell>
          <table:table-cell table:style-name="ce17" office:value-type="float" office:value="435.214" calcext:value-type="float">
            <text:p>435.214</text:p>
          </table:table-cell>
          <table:table-cell office:value-type="float" office:value="0.765625" calcext:value-type="float">
            <text:p>0.765625</text:p>
          </table:table-cell>
          <table:table-cell table:style-name="ce17" office:value-type="float" office:value="98.4252" calcext:value-type="float">
            <text:p>98.4252</text:p>
          </table:table-cell>
          <table:table-cell office:value-type="float" office:value="768.08" calcext:value-type="float">
            <text:p>768.08</text:p>
          </table:table-cell>
        </table:table-row>
        <table:table-row table:style-name="ro1">
          <table:table-cell office:value-type="string" calcext:value-type="string">
            <text:p>Particion 2-2</text:p>
          </table:table-cell>
          <table:table-cell office:value-type="float" office:value="0.9754386" calcext:value-type="float">
            <text:p>0.9754386</text:p>
          </table:table-cell>
          <table:table-cell office:value-type="float" office:value="83.87097" calcext:value-type="float">
            <text:p>83.87097</text:p>
          </table:table-cell>
          <table:table-cell office:value-type="float" office:value="103.211" calcext:value-type="float">
            <text:p>103.211</text:p>
          </table:table-cell>
          <table:table-cell table:style-name="ce17" office:value-type="float" office:value="0.7166667" calcext:value-type="float">
            <text:p>0.7166667</text:p>
          </table:table-cell>
          <table:table-cell table:style-name="ce17" office:value-type="float" office:value="94.50549" calcext:value-type="float">
            <text:p>94.50549</text:p>
          </table:table-cell>
          <table:table-cell table:style-name="ce17" office:value-type="float" office:value="385.976" calcext:value-type="float">
            <text:p>385.976</text:p>
          </table:table-cell>
          <table:table-cell office:value-type="float" office:value="0.8195876" calcext:value-type="float">
            <text:p>0.8195876</text:p>
          </table:table-cell>
          <table:table-cell table:style-name="ce17" office:value-type="float" office:value="96.06299" calcext:value-type="float">
            <text:p>96.06299</text:p>
          </table:table-cell>
          <table:table-cell office:value-type="float" office:value="1664.899" calcext:value-type="float">
            <text:p>1664.899</text:p>
          </table:table-cell>
        </table:table-row>
        <table:table-row table:style-name="ro1">
          <table:table-cell office:value-type="string" calcext:value-type="string">
            <text:p>Particion 3-1</text:p>
          </table:table-cell>
          <table:table-cell office:value-type="float" office:value="0.9788732" calcext:value-type="float">
            <text:p>0.9788732</text:p>
          </table:table-cell>
          <table:table-cell office:value-type="float" office:value="87.09677" calcext:value-type="float">
            <text:p>87.09677</text:p>
          </table:table-cell>
          <table:table-cell office:value-type="float" office:value="86.065" calcext:value-type="float">
            <text:p>86.065</text:p>
          </table:table-cell>
          <table:table-cell table:style-name="ce17" office:value-type="float" office:value="0.7722222" calcext:value-type="float">
            <text:p>0.7722222</text:p>
          </table:table-cell>
          <table:table-cell table:style-name="ce65" office:value-type="float" office:value="92.30769" calcext:value-type="float">
            <text:p>92.30769</text:p>
          </table:table-cell>
          <table:table-cell table:style-name="ce17" office:value-type="float" office:value="494.686" calcext:value-type="float">
            <text:p>494.686</text:p>
          </table:table-cell>
          <table:table-cell office:value-type="float" office:value="0.7239583" calcext:value-type="float">
            <text:p>0.7239583</text:p>
          </table:table-cell>
          <table:table-cell table:style-name="ce17" office:value-type="float" office:value="98.8189" calcext:value-type="float">
            <text:p>98.8189</text:p>
          </table:table-cell>
          <table:table-cell office:value-type="float" office:value="612.952" calcext:value-type="float">
            <text:p>612.952</text:p>
          </table:table-cell>
        </table:table-row>
        <table:table-row table:style-name="ro1">
          <table:table-cell office:value-type="string" calcext:value-type="string">
            <text:p>Particion 3-2</text:p>
          </table:table-cell>
          <table:table-cell table:style-name="ce21" office:value-type="string" calcext:value-type="string">
            <text:p><text:span text:style-name="T1"> </text:span><text:span text:style-name="T2">0.9754386</text:span></text:p>
          </table:table-cell>
          <table:table-cell office:value-type="float" office:value="77.41935" calcext:value-type="float">
            <text:p>77.41935</text:p>
          </table:table-cell>
          <table:table-cell office:value-type="float" office:value="133.077" calcext:value-type="float">
            <text:p>133.077</text:p>
          </table:table-cell>
          <table:table-cell table:style-name="ce21" office:value-type="string" calcext:value-type="string">
            <text:p><text:span text:style-name="T1">  0.7388889</text:span></text:p>
          </table:table-cell>
          <table:table-cell table:style-name="ce17" office:value-type="float" office:value="91.20879" calcext:value-type="float">
            <text:p>91.20879</text:p>
          </table:table-cell>
          <table:table-cell table:style-name="ce17" office:value-type="float" office:value="569.393" calcext:value-type="float">
            <text:p>569.393</text:p>
          </table:table-cell>
          <table:table-cell office:value-type="float" office:value="0.7680412" calcext:value-type="float">
            <text:p>0.7680412</text:p>
          </table:table-cell>
          <table:table-cell table:style-name="ce17" office:value-type="float" office:value="98.0315" calcext:value-type="float">
            <text:p>98.0315</text:p>
          </table:table-cell>
          <table:table-cell office:value-type="float" office:value="919.181" calcext:value-type="float">
            <text:p>919.181</text:p>
          </table:table-cell>
        </table:table-row>
        <table:table-row table:style-name="ro1">
          <table:table-cell office:value-type="string" calcext:value-type="string">
            <text:p>Particion 4-1</text:p>
          </table:table-cell>
          <table:table-cell table:style-name="ce21" office:value-type="string" calcext:value-type="string">
            <text:p><text:span text:style-name="T1"> </text:span><text:span text:style-name="T2">0.9612676</text:span></text:p>
          </table:table-cell>
          <table:table-cell office:value-type="float" office:value="87.09677" calcext:value-type="float">
            <text:p>87.09677</text:p>
          </table:table-cell>
          <table:table-cell office:value-type="float" office:value="86.246" calcext:value-type="float">
            <text:p>86.246</text:p>
          </table:table-cell>
          <table:table-cell table:style-name="ce17" office:value-type="float" office:value="0.7333333" calcext:value-type="float">
            <text:p>0.7333333</text:p>
          </table:table-cell>
          <table:table-cell table:style-name="ce17" office:value-type="float" office:value="92.30769" calcext:value-type="float">
            <text:p>92.30769</text:p>
          </table:table-cell>
          <table:table-cell table:style-name="ce17" office:value-type="float" office:value="496.002" calcext:value-type="float">
            <text:p>496.002</text:p>
          </table:table-cell>
          <table:table-cell office:value-type="float" office:value="0.7864583" calcext:value-type="float">
            <text:p>0.7864583</text:p>
          </table:table-cell>
          <table:table-cell table:style-name="ce17" office:value-type="float" office:value="98.0315" calcext:value-type="float">
            <text:p>98.0315</text:p>
          </table:table-cell>
          <table:table-cell office:value-type="float" office:value="915.096" calcext:value-type="float">
            <text:p>915.096</text:p>
          </table:table-cell>
        </table:table-row>
        <table:table-row table:style-name="ro1">
          <table:table-cell office:value-type="string" calcext:value-type="string">
            <text:p>Particion 4-2</text:p>
          </table:table-cell>
          <table:table-cell office:value-type="float" office:value="0.9789474" calcext:value-type="float">
            <text:p>0.9789474</text:p>
          </table:table-cell>
          <table:table-cell office:value-type="float" office:value="87.09677" calcext:value-type="float">
            <text:p>87.09677</text:p>
          </table:table-cell>
          <table:table-cell table:style-name="ce47" office:value-type="float" office:value="86.094" calcext:value-type="float">
            <text:p>86.094</text:p>
          </table:table-cell>
          <table:table-cell table:style-name="ce17" office:value-type="float" office:value="0.7944444" calcext:value-type="float">
            <text:p>0.7944444</text:p>
          </table:table-cell>
          <table:table-cell table:style-name="ce17" office:value-type="float" office:value="84.61538" calcext:value-type="float">
            <text:p>84.61538</text:p>
          </table:table-cell>
          <table:table-cell table:style-name="ce17" office:value-type="float" office:value="918.612" calcext:value-type="float">
            <text:p>918.612</text:p>
          </table:table-cell>
          <table:table-cell office:value-type="float" office:value="0.7628866" calcext:value-type="float">
            <text:p>0.7628866</text:p>
          </table:table-cell>
          <table:table-cell table:style-name="ce17" office:value-type="float" office:value="97.6378" calcext:value-type="float">
            <text:p>97.6378</text:p>
          </table:table-cell>
          <table:table-cell office:value-type="float" office:value="1069.834" calcext:value-type="float">
            <text:p>1069.834</text:p>
          </table:table-cell>
        </table:table-row>
        <table:table-row table:style-name="ro1">
          <table:table-cell office:value-type="string" calcext:value-type="string">
            <text:p>Particion 5-1</text:p>
          </table:table-cell>
          <table:table-cell office:value-type="float" office:value="0.971831" calcext:value-type="float">
            <text:p>0.971831</text:p>
          </table:table-cell>
          <table:table-cell office:value-type="float" office:value="87.09677" calcext:value-type="float">
            <text:p>87.09677</text:p>
          </table:table-cell>
          <table:table-cell office:value-type="float" office:value="86.155" calcext:value-type="float">
            <text:p>86.155</text:p>
          </table:table-cell>
          <table:table-cell table:style-name="ce17" office:value-type="float" office:value="0.7277778" calcext:value-type="float">
            <text:p>0.7277778</text:p>
          </table:table-cell>
          <table:table-cell table:style-name="ce17" office:value-type="float" office:value="92.30769" calcext:value-type="float">
            <text:p>92.30769</text:p>
          </table:table-cell>
          <table:table-cell table:style-name="ce17" office:value-type="float" office:value="498.554" calcext:value-type="float">
            <text:p>498.554</text:p>
          </table:table-cell>
          <table:table-cell office:value-type="float" office:value="0.7708333" calcext:value-type="float">
            <text:p>0.7708333</text:p>
          </table:table-cell>
          <table:table-cell table:style-name="ce17" office:value-type="float" office:value="98.0315" calcext:value-type="float">
            <text:p>98.0315</text:p>
          </table:table-cell>
          <table:table-cell office:value-type="float" office:value="914.991" calcext:value-type="float">
            <text:p>914.991</text:p>
          </table:table-cell>
        </table:table-row>
        <table:table-row table:style-name="ro1">
          <table:table-cell office:value-type="string" calcext:value-type="string">
            <text:p>Particion 5-2</text:p>
          </table:table-cell>
          <table:table-cell office:value-type="float" office:value="0.9754386" calcext:value-type="float">
            <text:p>0.9754386</text:p>
          </table:table-cell>
          <table:table-cell office:value-type="float" office:value="77.41935" calcext:value-type="float">
            <text:p>77.41935</text:p>
          </table:table-cell>
          <table:table-cell office:value-type="float" office:value="131.387" calcext:value-type="float">
            <text:p>131.387</text:p>
          </table:table-cell>
          <table:table-cell table:style-name="ce17" office:value-type="float" office:value="0.7944444" calcext:value-type="float">
            <text:p>0.7944444</text:p>
          </table:table-cell>
          <table:table-cell table:style-name="ce17" office:value-type="float" office:value="89.01099" calcext:value-type="float">
            <text:p>89.01099</text:p>
          </table:table-cell>
          <table:table-cell table:style-name="ce17" office:value-type="float" office:value="675.651" calcext:value-type="float">
            <text:p>675.651</text:p>
          </table:table-cell>
          <table:table-cell office:value-type="float" office:value="0.7525773" calcext:value-type="float">
            <text:p>0.7525773</text:p>
          </table:table-cell>
          <table:table-cell table:style-name="ce17" office:value-type="float" office:value="98.8189" calcext:value-type="float">
            <text:p>98.8189</text:p>
          </table:table-cell>
          <table:table-cell office:value-type="float" office:value="614.323" calcext:value-type="float">
            <text:p>614.323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style-name="ce22" table:formula="of:=AVERAGE([.B19:.B28])" office:value-type="float" office:value="0.977592975" calcext:value-type="float">
            <text:p>0.977592975</text:p>
          </table:table-cell>
          <table:table-cell table:style-name="ce22" table:formula="of:=AVERAGE([.C19:.C28])" office:value-type="float" office:value="82.903224" calcext:value-type="float">
            <text:p>82.903224</text:p>
          </table:table-cell>
          <table:table-cell table:style-name="ce22" table:formula="of:=AVERAGE([.D19:.D28])" office:value-type="float" office:value="105.9999" calcext:value-type="float">
            <text:p>105.9999</text:p>
          </table:table-cell>
          <table:table-cell table:style-name="ce22" table:formula="of:=AVERAGE([.E19:.E28])" office:value-type="float" office:value="0.749999988888889" calcext:value-type="float">
            <text:p>0.7499999889</text:p>
          </table:table-cell>
          <table:table-cell table:style-name="ce22" table:formula="of:=AVERAGE([.F19:.F28])" office:value-type="float" office:value="90.9645888888889" calcext:value-type="float">
            <text:p>90.9645888889</text:p>
          </table:table-cell>
          <table:table-cell table:style-name="ce22" table:formula="of:=AVERAGE([.G19:.G28])" office:value-type="float" office:value="571.9172" calcext:value-type="float">
            <text:p>571.9172</text:p>
          </table:table-cell>
          <table:table-cell table:style-name="ce29" table:formula="of:=AVERAGE([.H19:.H28])" office:value-type="float" office:value="0.772104077777778" calcext:value-type="float">
            <text:p>0.7721040778</text:p>
          </table:table-cell>
          <table:table-cell table:style-name="ce29" table:formula="of:=AVERAGE([.I19:.I28])" office:value-type="float" office:value="97.8127755555555" calcext:value-type="float">
            <text:p>97.8127755556</text:p>
          </table:table-cell>
          <table:table-cell table:style-name="ce78" table:formula="of:=AVERAGE([.J19:.J28])" office:value-type="float" office:value="1050.5548" calcext:value-type="float">
            <text:p>1050.5548</text:p>
          </table:table-cell>
        </table:table-row>
        <table:table-row table:style-name="ro1">
          <table:table-cell table:style-name="ce4" office:value-type="string" calcext:value-type="string">
            <text:p>desv tipica</text:p>
          </table:table-cell>
          <table:table-cell table:style-name="ce22" table:formula="of:=STDEV([.B19:.B28])" office:value-type="float" office:value="0.00321788722778072" calcext:value-type="float">
            <text:p>0.0032178872</text:p>
          </table:table-cell>
          <table:table-cell table:style-name="ce22" table:formula="of:=STDEV([.C19:.C28])" office:value-type="float" office:value="4.82075464885415" calcext:value-type="float">
            <text:p>4.8207546489</text:p>
          </table:table-cell>
          <table:table-cell table:style-name="ce22" table:formula="of:=STDEV([.D19:.D29])" office:value-type="float" office:value="21.1578084945015" calcext:value-type="float">
            <text:p>21.1578084945</text:p>
          </table:table-cell>
          <table:table-cell table:style-name="ce58" table:formula="of:=STDEV([.E19:.E28])" office:value-type="float" office:value="0.0363241349212698" calcext:value-type="float">
            <text:p>0.0363241349</text:p>
          </table:table-cell>
          <table:table-cell table:style-name="ce22" table:formula="of:=STDEV([.F19:.F28])" office:value-type="float" office:value="2.99829736734219" calcext:value-type="float">
            <text:p>2.9982973673</text:p>
          </table:table-cell>
          <table:table-cell table:style-name="ce22" table:formula="of:=STDEV([.G19:.G28])" office:value-type="float" office:value="153.523650042591" calcext:value-type="float">
            <text:p>153.5236500426</text:p>
          </table:table-cell>
          <table:table-cell table:style-name="ce22" table:formula="of:=STDEV([.H19:.H28])" office:value-type="float" office:value="0.0274472930424741" calcext:value-type="float">
            <text:p>0.027447293</text:p>
          </table:table-cell>
          <table:table-cell table:style-name="ce22" table:formula="of:=STDEV([.I19:.I28])" office:value-type="float" office:value="0.966597874818054" calcext:value-type="float">
            <text:p>0.9665978748</text:p>
          </table:table-cell>
          <table:table-cell table:style-name="ce77" table:formula="of:=STDEV([.J19:.J28])" office:value-type="float" office:value="383.152322413481" calcext:value-type="float">
            <text:p>383.1523224135</text:p>
          </table:table-cell>
        </table:table-row>
        <table:table-row table:style-name="ro1">
          <table:table-cell table:style-name="ce4" office:value-type="string" calcext:value-type="string">
            <text:p>mediana</text:p>
          </table:table-cell>
          <table:table-cell table:style-name="ce22" table:formula="of:=MEDIAN([.B19:.B28])" office:value-type="float" office:value="0.9788732" calcext:value-type="float">
            <text:p>0.9788732</text:p>
          </table:table-cell>
          <table:table-cell table:style-name="ce22" table:formula="of:=MEDIAN([.C19:.C28])" office:value-type="float" office:value="83.87097" calcext:value-type="float">
            <text:p>83.87097</text:p>
          </table:table-cell>
          <table:table-cell table:style-name="ce48" table:formula="of:=MEDIAN([.D19:.D28])" office:value-type="float" office:value="101.673" calcext:value-type="float">
            <text:p>101.673</text:p>
          </table:table-cell>
          <table:table-cell table:style-name="ce22" table:formula="of:=MEDIAN([.E19:.E28])" office:value-type="float" office:value="0.75" calcext:value-type="float">
            <text:p>0.75</text:p>
          </table:table-cell>
          <table:table-cell table:style-name="ce22" table:formula="of:=MEDIAN([.F19:.F28])" office:value-type="float" office:value="92.30769" calcext:value-type="float">
            <text:p>92.30769</text:p>
          </table:table-cell>
          <table:table-cell table:style-name="ce22" table:formula="of:=MEDIAN([.G19:.G28])" office:value-type="float" office:value="533.9405" calcext:value-type="float">
            <text:p>533.9405</text:p>
          </table:table-cell>
          <table:table-cell table:style-name="ce22" table:formula="of:=MEDIAN([.H19:.H28])" office:value-type="float" office:value="0.7680412" calcext:value-type="float">
            <text:p>0.7680412</text:p>
          </table:table-cell>
          <table:table-cell table:style-name="ce22" table:formula="of:=MEDIAN([.I19:.I28])" office:value-type="float" office:value="98.0315" calcext:value-type="float">
            <text:p>98.0315</text:p>
          </table:table-cell>
          <table:table-cell table:style-name="ce77" table:formula="of:=MEDIAN([.J19:.J28])" office:value-type="float" office:value="917.1385" calcext:value-type="float">
            <text:p>917.1385</text:p>
          </table:table-cell>
        </table:table-row>
        <table:table-row table:style-name="ro1" table:number-rows-repeated="4"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table:style-name="ce7" office:value-type="string" calcext:value-type="string">
            <text:p>SHC-BL</text:p>
          </table:table-cell>
          <table:table-cell table:style-name="ce23"/>
          <table:table-cell table:style-name="ce37" office:value-type="string" calcext:value-type="string">
            <text:p>WDBC</text:p>
          </table:table-cell>
          <table:table-cell table:style-name="ce49"/>
          <table:table-cell table:style-name="ce23"/>
          <table:table-cell table:style-name="ce66" office:value-type="string" calcext:value-type="string">
            <text:p>Movement Libras</text:p>
          </table:table-cell>
          <table:table-cell table:style-name="ce49"/>
          <table:table-cell table:style-name="ce23"/>
          <table:table-cell table:style-name="ce37" office:value-type="string" calcext:value-type="string">
            <text:p>Arritmia</text:p>
          </table:table-cell>
          <table:table-cell table:style-name="ce49"/>
        </table:table-row>
        <table:table-row table:style-name="ro2">
          <table:table-cell table:style-name="ce8"/>
          <table:table-cell table:style-name="ce24" office:value-type="string" calcext:value-type="string">
            <text:p>%class test</text:p>
          </table:table-cell>
          <table:table-cell table:style-name="ce24" office:value-type="string" calcext:value-type="string">
            <text:p>%red</text:p>
          </table:table-cell>
          <table:table-cell table:style-name="ce50" office:value-type="string" calcext:value-type="string">
            <text:p>T</text:p>
          </table:table-cell>
          <table:table-cell table:style-name="ce24" office:value-type="string" calcext:value-type="string">
            <text:p>%class test</text:p>
          </table:table-cell>
          <table:table-cell table:style-name="ce24" office:value-type="string" calcext:value-type="string">
            <text:p>%red</text:p>
          </table:table-cell>
          <table:table-cell table:style-name="ce50" office:value-type="string" calcext:value-type="string">
            <text:p>T</text:p>
          </table:table-cell>
          <table:table-cell table:style-name="ce24" office:value-type="string" calcext:value-type="string">
            <text:p>%class test</text:p>
          </table:table-cell>
          <table:table-cell table:style-name="ce24" office:value-type="string" calcext:value-type="string">
            <text:p>%red</text:p>
          </table:table-cell>
          <table:table-cell table:style-name="ce50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on 1-1</text:p>
          </table:table-cell>
          <table:table-cell table:style-name="ce25" office:value-type="float" office:value="0.9859155" calcext:value-type="float">
            <text:p>0.9859155</text:p>
          </table:table-cell>
          <table:table-cell table:style-name="ce25" office:value-type="float" office:value="32.25806" calcext:value-type="float">
            <text:p>32.25806</text:p>
          </table:table-cell>
          <table:table-cell table:style-name="ce25" office:value-type="float" office:value="6450.246" calcext:value-type="float">
            <text:p>6450.246</text:p>
          </table:table-cell>
          <table:table-cell table:style-name="ce25" office:value-type="string" calcext:value-type="string">
            <text:p><text:span text:style-name="T1"> </text:span><text:span text:style-name="T2">0.7333333</text:span></text:p>
          </table:table-cell>
          <table:table-cell table:style-name="ce25" office:value-type="float" office:value="58.24176" calcext:value-type="float">
            <text:p>58.24176</text:p>
          </table:table-cell>
          <table:table-cell table:style-name="ce25" office:value-type="float" office:value="7965.475" calcext:value-type="float">
            <text:p>7965.475</text:p>
          </table:table-cell>
          <table:table-cell office:value-type="float" office:value="0.734375" calcext:value-type="float">
            <text:p>0.734375</text:p>
          </table:table-cell>
          <table:table-cell table:style-name="ce17" office:value-type="float" office:value="51.1811" calcext:value-type="float">
            <text:p>51.1811</text:p>
          </table:table-cell>
          <table:table-cell office:value-type="float" office:value="7523.205" calcext:value-type="float">
            <text:p>7523.205</text:p>
          </table:table-cell>
        </table:table-row>
        <table:table-row table:style-name="ro1">
          <table:table-cell office:value-type="string" calcext:value-type="string">
            <text:p>Particion 1-2</text:p>
          </table:table-cell>
          <table:table-cell table:style-name="ce26" office:value-type="float" office:value="0.9789474" calcext:value-type="float">
            <text:p>0.9789474</text:p>
          </table:table-cell>
          <table:table-cell table:style-name="ce26" office:value-type="float" office:value="58.06452" calcext:value-type="float">
            <text:p>58.06452</text:p>
          </table:table-cell>
          <table:table-cell table:style-name="ce26" office:value-type="float" office:value="6731.37" calcext:value-type="float">
            <text:p>6731.37</text:p>
          </table:table-cell>
          <table:table-cell table:style-name="ce25" office:value-type="float" office:value="0.7944444" calcext:value-type="float">
            <text:p>0.7944444</text:p>
          </table:table-cell>
          <table:table-cell table:style-name="ce26" office:value-type="float" office:value="50.54945" calcext:value-type="float">
            <text:p>50.54945</text:p>
          </table:table-cell>
          <table:table-cell table:style-name="ce26" office:value-type="float" office:value="7421.96" calcext:value-type="float">
            <text:p>7421.96</text:p>
          </table:table-cell>
          <table:table-cell office:value-type="float" office:value="0.742268" calcext:value-type="float">
            <text:p>0.742268</text:p>
          </table:table-cell>
          <table:table-cell table:style-name="ce17" office:value-type="float" office:value="54.33071" calcext:value-type="float">
            <text:p>54.33071</text:p>
          </table:table-cell>
          <table:table-cell office:value-type="float" office:value="7493.354" calcext:value-type="float">
            <text:p>7493.354</text:p>
          </table:table-cell>
        </table:table-row>
        <table:table-row table:style-name="ro1">
          <table:table-cell office:value-type="string" calcext:value-type="string">
            <text:p>Particion 2-1</text:p>
          </table:table-cell>
          <table:table-cell table:style-name="ce25" office:value-type="float" office:value="0.9612676" calcext:value-type="float">
            <text:p>0.9612676</text:p>
          </table:table-cell>
          <table:table-cell table:style-name="ce25" office:value-type="float" office:value="41.93548" calcext:value-type="float">
            <text:p>41.93548</text:p>
          </table:table-cell>
          <table:table-cell table:style-name="ce25" office:value-type="float" office:value="6515.791" calcext:value-type="float">
            <text:p>6515.791</text:p>
          </table:table-cell>
          <table:table-cell table:style-name="ce25" office:value-type="float" office:value="0.7277778" calcext:value-type="float">
            <text:p>0.7277778</text:p>
          </table:table-cell>
          <table:table-cell table:style-name="ce25" office:value-type="float" office:value="75.82418" calcext:value-type="float">
            <text:p>75.82418</text:p>
          </table:table-cell>
          <table:table-cell table:style-name="ce25" office:value-type="float" office:value="7882.554" calcext:value-type="float">
            <text:p>7882.554</text:p>
          </table:table-cell>
          <table:table-cell office:value-type="float" office:value="0.6770833" calcext:value-type="float">
            <text:p>0.6770833</text:p>
          </table:table-cell>
          <table:table-cell table:style-name="ce17" office:value-type="float" office:value="87.79528" calcext:value-type="float">
            <text:p>87.79528</text:p>
          </table:table-cell>
          <table:table-cell office:value-type="float" office:value="7105.502" calcext:value-type="float">
            <text:p>7105.502</text:p>
          </table:table-cell>
        </table:table-row>
        <table:table-row table:style-name="ro1">
          <table:table-cell office:value-type="string" calcext:value-type="string">
            <text:p>Particion 2-2</text:p>
          </table:table-cell>
          <table:table-cell table:style-name="ce26" office:value-type="float" office:value="0.9789474" calcext:value-type="float">
            <text:p>0.9789474</text:p>
          </table:table-cell>
          <table:table-cell table:style-name="ce26" office:value-type="float" office:value="38.70968" calcext:value-type="float">
            <text:p>38.70968</text:p>
          </table:table-cell>
          <table:table-cell table:style-name="ce26" office:value-type="float" office:value="6754.22" calcext:value-type="float">
            <text:p>6754.22</text:p>
          </table:table-cell>
          <table:table-cell table:style-name="ce26" office:value-type="float" office:value="0.7944444" calcext:value-type="float">
            <text:p>0.7944444</text:p>
          </table:table-cell>
          <table:table-cell table:style-name="ce26" office:value-type="float" office:value="46.15385" calcext:value-type="float">
            <text:p>46.15385</text:p>
          </table:table-cell>
          <table:table-cell table:style-name="ce26" office:value-type="float" office:value="7378.49" calcext:value-type="float">
            <text:p>7378.49</text:p>
          </table:table-cell>
          <table:table-cell office:value-type="float" office:value="0.7010309" calcext:value-type="float">
            <text:p>0.7010309</text:p>
          </table:table-cell>
          <table:table-cell table:style-name="ce17" office:value-type="float" office:value="64.96063" calcext:value-type="float">
            <text:p>64.96063</text:p>
          </table:table-cell>
          <table:table-cell office:value-type="float" office:value="7402.646" calcext:value-type="float">
            <text:p>7402.646</text:p>
          </table:table-cell>
        </table:table-row>
        <table:table-row table:style-name="ro1">
          <table:table-cell office:value-type="string" calcext:value-type="string">
            <text:p>Particion 3-1</text:p>
          </table:table-cell>
          <table:table-cell table:style-name="ce25" office:value-type="float" office:value="0.9894366" calcext:value-type="float">
            <text:p>0.9894366</text:p>
          </table:table-cell>
          <table:table-cell table:style-name="ce25" office:value-type="float" office:value="41.93548" calcext:value-type="float">
            <text:p>41.93548</text:p>
          </table:table-cell>
          <table:table-cell table:style-name="ce25" office:value-type="float" office:value="6524.211" calcext:value-type="float">
            <text:p>6524.211</text:p>
          </table:table-cell>
          <table:table-cell table:style-name="ce25" office:value-type="float" office:value="0.7555556" calcext:value-type="float">
            <text:p>0.7555556</text:p>
          </table:table-cell>
          <table:table-cell table:style-name="ce25" office:value-type="float" office:value="52.74725" calcext:value-type="float">
            <text:p>52.74725</text:p>
          </table:table-cell>
          <table:table-cell table:style-name="ce25" office:value-type="float" office:value="7909.756" calcext:value-type="float">
            <text:p>7909.756</text:p>
          </table:table-cell>
          <table:table-cell office:value-type="float" office:value="0.7291667" calcext:value-type="float">
            <text:p>0.7291667</text:p>
          </table:table-cell>
          <table:table-cell table:style-name="ce17" office:value-type="float" office:value="61.02362" calcext:value-type="float">
            <text:p>61.02362</text:p>
          </table:table-cell>
          <table:table-cell office:value-type="float" office:value="7478.845" calcext:value-type="float">
            <text:p>7478.845</text:p>
          </table:table-cell>
        </table:table-row>
        <table:table-row table:style-name="ro1">
          <table:table-cell office:value-type="string" calcext:value-type="string">
            <text:p>Particion 3-2</text:p>
          </table:table-cell>
          <table:table-cell table:style-name="ce26" office:value-type="float" office:value="0.9859649" calcext:value-type="float">
            <text:p>0.9859649</text:p>
          </table:table-cell>
          <table:table-cell table:style-name="ce26" office:value-type="float" office:value="41.93548" calcext:value-type="float">
            <text:p>41.93548</text:p>
          </table:table-cell>
          <table:table-cell table:style-name="ce26" office:value-type="float" office:value="6725.18" calcext:value-type="float">
            <text:p>6725.18</text:p>
          </table:table-cell>
          <table:table-cell table:style-name="ce26" office:value-type="float" office:value="0.7333333" calcext:value-type="float">
            <text:p>0.7333333</text:p>
          </table:table-cell>
          <table:table-cell table:style-name="ce26" office:value-type="float" office:value="78.02198" calcext:value-type="float">
            <text:p>78.02198</text:p>
          </table:table-cell>
          <table:table-cell table:style-name="ce26" office:value-type="float" office:value="7368.19" calcext:value-type="float">
            <text:p>7368.19</text:p>
          </table:table-cell>
          <table:table-cell office:value-type="float" office:value="0.6804124" calcext:value-type="float">
            <text:p>0.6804124</text:p>
          </table:table-cell>
          <table:table-cell table:style-name="ce17" office:value-type="float" office:value="87.40157" calcext:value-type="float">
            <text:p>87.40157</text:p>
          </table:table-cell>
          <table:table-cell office:value-type="float" office:value="7405.994" calcext:value-type="float">
            <text:p>7405.994</text:p>
          </table:table-cell>
        </table:table-row>
        <table:table-row table:style-name="ro1">
          <table:table-cell office:value-type="string" calcext:value-type="string">
            <text:p>Particion 4-1</text:p>
          </table:table-cell>
          <table:table-cell table:style-name="ce25" office:value-type="float" office:value="0.9788732" calcext:value-type="float">
            <text:p>0.9788732</text:p>
          </table:table-cell>
          <table:table-cell table:style-name="ce25" office:value-type="float" office:value="54.83871" calcext:value-type="float">
            <text:p>54.83871</text:p>
          </table:table-cell>
          <table:table-cell table:style-name="ce25" office:value-type="float" office:value="6495.622" calcext:value-type="float">
            <text:p>6495.622</text:p>
          </table:table-cell>
          <table:table-cell table:style-name="ce25" office:value-type="float" office:value="0.7722222" calcext:value-type="float">
            <text:p>0.7722222</text:p>
          </table:table-cell>
          <table:table-cell table:style-name="ce25" office:value-type="float" office:value="67.03297" calcext:value-type="float">
            <text:p>67.03297</text:p>
          </table:table-cell>
          <table:table-cell table:style-name="ce25" office:value-type="float" office:value="7848.686" calcext:value-type="float">
            <text:p>7848.686</text:p>
          </table:table-cell>
          <table:table-cell table:style-name="ce21" office:value-type="string" calcext:value-type="string">
            <text:p><text:span text:style-name="T1"> </text:span><text:span text:style-name="T2">0.7135417</text:span></text:p>
          </table:table-cell>
          <table:table-cell table:style-name="ce17" office:value-type="float" office:value="87.00787" calcext:value-type="float">
            <text:p>87.00787</text:p>
          </table:table-cell>
          <table:table-cell office:value-type="float" office:value="7242.318" calcext:value-type="float">
            <text:p>7242.318</text:p>
          </table:table-cell>
        </table:table-row>
        <table:table-row table:style-name="ro1">
          <table:table-cell office:value-type="string" calcext:value-type="string">
            <text:p>Particion 4-2</text:p>
          </table:table-cell>
          <table:table-cell table:style-name="ce26" office:value-type="float" office:value="0.9929825" calcext:value-type="float">
            <text:p>0.9929825</text:p>
          </table:table-cell>
          <table:table-cell table:style-name="ce26" office:value-type="float" office:value="41.93548" calcext:value-type="float">
            <text:p>41.93548</text:p>
          </table:table-cell>
          <table:table-cell table:style-name="ce26" office:value-type="float" office:value="6717.45" calcext:value-type="float">
            <text:p>6717.45</text:p>
          </table:table-cell>
          <table:table-cell table:style-name="ce26" office:value-type="float" office:value="0.7833333" calcext:value-type="float">
            <text:p>0.7833333</text:p>
          </table:table-cell>
          <table:table-cell table:style-name="ce26" office:value-type="float" office:value="48.35165" calcext:value-type="float">
            <text:p>48.35165</text:p>
          </table:table-cell>
          <table:table-cell table:style-name="ce26" office:value-type="float" office:value="7366.5" calcext:value-type="float">
            <text:p>7366.5</text:p>
          </table:table-cell>
          <table:table-cell office:value-type="float" office:value="0.685567" calcext:value-type="float">
            <text:p>0.685567</text:p>
          </table:table-cell>
          <table:table-cell table:style-name="ce17" office:value-type="float" office:value="73.62205" calcext:value-type="float">
            <text:p>73.62205</text:p>
          </table:table-cell>
          <table:table-cell office:value-type="float" office:value="7423.681" calcext:value-type="float">
            <text:p>7423.681</text:p>
          </table:table-cell>
        </table:table-row>
        <table:table-row table:style-name="ro1">
          <table:table-cell office:value-type="string" calcext:value-type="string">
            <text:p>Particion 5-1</text:p>
          </table:table-cell>
          <table:table-cell table:style-name="ce25" office:value-type="float" office:value="0.9823944" calcext:value-type="float">
            <text:p>0.9823944</text:p>
          </table:table-cell>
          <table:table-cell table:style-name="ce25" office:value-type="float" office:value="54.83871" calcext:value-type="float">
            <text:p>54.83871</text:p>
          </table:table-cell>
          <table:table-cell table:style-name="ce25" office:value-type="float" office:value="6566.611" calcext:value-type="float">
            <text:p>6566.611</text:p>
          </table:table-cell>
          <table:table-cell table:style-name="ce25" office:value-type="string" calcext:value-type="string">
            <text:p><text:span text:style-name="T1"> </text:span><text:span text:style-name="T2">0.7388889</text:span></text:p>
          </table:table-cell>
          <table:table-cell table:style-name="ce25" office:value-type="float" office:value="74.72527" calcext:value-type="float">
            <text:p>74.72527</text:p>
          </table:table-cell>
          <table:table-cell table:style-name="ce25" office:value-type="float" office:value="7903.671" calcext:value-type="float">
            <text:p>7903.671</text:p>
          </table:table-cell>
          <table:table-cell office:value-type="float" office:value="0.7083333" calcext:value-type="float">
            <text:p>0.7083333</text:p>
          </table:table-cell>
          <table:table-cell table:style-name="ce17" office:value-type="float" office:value="87.79528" calcext:value-type="float">
            <text:p>87.79528</text:p>
          </table:table-cell>
          <table:table-cell office:value-type="float" office:value="7513.046" calcext:value-type="float">
            <text:p>7513.046</text:p>
          </table:table-cell>
        </table:table-row>
        <table:table-row table:style-name="ro1">
          <table:table-cell office:value-type="string" calcext:value-type="string">
            <text:p>Particion 5-2</text:p>
          </table:table-cell>
          <table:table-cell table:style-name="ce26" office:value-type="float" office:value="0.9824561" calcext:value-type="float">
            <text:p>0.9824561</text:p>
          </table:table-cell>
          <table:table-cell table:style-name="ce26" office:value-type="float" office:value="64.51613" calcext:value-type="float">
            <text:p>64.51613</text:p>
          </table:table-cell>
          <table:table-cell table:style-name="ce26" office:value-type="float" office:value="6771.16" calcext:value-type="float">
            <text:p>6771.16</text:p>
          </table:table-cell>
          <table:table-cell table:style-name="ce26" office:value-type="float" office:value="0.8166667" calcext:value-type="float">
            <text:p>0.8166667</text:p>
          </table:table-cell>
          <table:table-cell table:style-name="ce26" office:value-type="float" office:value="74.72527" calcext:value-type="float">
            <text:p>74.72527</text:p>
          </table:table-cell>
          <table:table-cell table:style-name="ce26" office:value-type="float" office:value="7427.93" calcext:value-type="float">
            <text:p>7427.93</text:p>
          </table:table-cell>
          <table:table-cell table:style-name="ce21" office:value-type="string" calcext:value-type="string">
            <text:p><text:span text:style-name="T1"> </text:span><text:span text:style-name="T2">0.7113402</text:span></text:p>
          </table:table-cell>
          <table:table-cell table:style-name="ce17" office:value-type="float" office:value="68.50394" calcext:value-type="float">
            <text:p>68.50394</text:p>
          </table:table-cell>
          <table:table-cell office:value-type="float" office:value="7435.92" calcext:value-type="float">
            <text:p>7435.92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style-name="ce18" table:formula="of:=AVERAGE([.B38:.B47])" office:value-type="float" office:value="0.98171856" calcext:value-type="float">
            <text:p>0.98171856</text:p>
          </table:table-cell>
          <table:table-cell table:style-name="ce18" table:formula="of:=AVERAGE([.C38:.C47])" office:value-type="float" office:value="47.096773" calcext:value-type="float">
            <text:p>47.096773</text:p>
          </table:table-cell>
          <table:table-cell table:style-name="ce18" table:formula="of:=AVERAGE([.D38:.D47])" office:value-type="float" office:value="6625.1861" calcext:value-type="float">
            <text:p>6625.1861</text:p>
          </table:table-cell>
          <table:table-cell table:style-name="ce22" table:formula="of:=AVERAGE([.E38:.E47])" office:value-type="float" office:value="0.7722222125" calcext:value-type="float">
            <text:p>0.7722222125</text:p>
          </table:table-cell>
          <table:table-cell table:style-name="ce22" table:formula="of:=AVERAGE([.F38:.F47])" office:value-type="float" office:value="62.637363" calcext:value-type="float">
            <text:p>62.637363</text:p>
          </table:table-cell>
          <table:table-cell table:style-name="ce22" table:formula="of:=AVERAGE([.G38:.G47])" office:value-type="float" office:value="7647.3212" calcext:value-type="float">
            <text:p>7647.3212</text:p>
          </table:table-cell>
          <table:table-cell table:style-name="ce22" table:formula="of:=AVERAGE([.H38:.H47])" office:value-type="float" office:value="0.707279575" calcext:value-type="float">
            <text:p>0.707279575</text:p>
          </table:table-cell>
          <table:table-cell table:style-name="ce22" table:formula="of:=AVERAGE([.I38:.I47])" office:value-type="float" office:value="72.362205" calcext:value-type="float">
            <text:p>72.362205</text:p>
          </table:table-cell>
          <table:table-cell table:style-name="ce77" table:formula="of:=AVERAGE([.J38:.J47])" office:value-type="float" office:value="7402.4511" calcext:value-type="float">
            <text:p>7402.4511</text:p>
          </table:table-cell>
        </table:table-row>
        <table:table-row table:style-name="ro1">
          <table:table-cell table:style-name="ce4" office:value-type="string" calcext:value-type="string">
            <text:p>desv tipica</text:p>
          </table:table-cell>
          <table:table-cell table:style-name="ce18" table:formula="of:=STDEV([.B38:.B47])" office:value-type="float" office:value="0.00859449057002346" calcext:value-type="float">
            <text:p>0.0085944906</text:p>
          </table:table-cell>
          <table:table-cell table:style-name="ce18" table:formula="of:=STDEV([.C38:.C47])" office:value-type="float" office:value="10.2235412639859" calcext:value-type="float">
            <text:p>10.223541264</text:p>
          </table:table-cell>
          <table:table-cell table:style-name="ce18" table:formula="of:=STDEV([.D38:.D48])" office:value-type="float" office:value="118.62957067734" calcext:value-type="float">
            <text:p>118.6295706773</text:p>
          </table:table-cell>
          <table:table-cell table:style-name="ce58" table:formula="of:=STDEV([.E38:.E47])" office:value-type="float" office:value="0.0312863485959446" calcext:value-type="float">
            <text:p>0.0312863486</text:p>
          </table:table-cell>
          <table:table-cell table:style-name="ce22" table:formula="of:=STDEV([.F38:.F47])" office:value-type="float" office:value="12.7417774502679" calcext:value-type="float">
            <text:p>12.7417774503</text:p>
          </table:table-cell>
          <table:table-cell table:style-name="ce22" table:formula="of:=STDEV([.G38:.G47])" office:value-type="float" office:value="270.730799856734" calcext:value-type="float">
            <text:p>270.7307998567</text:p>
          </table:table-cell>
          <table:table-cell table:style-name="ce22" table:formula="of:=STDEV([.H38:.H47])" office:value-type="float" office:value="0.0255864095783987" calcext:value-type="float">
            <text:p>0.0255864096</text:p>
          </table:table-cell>
          <table:table-cell table:style-name="ce22" table:formula="of:=STDEV([.I38:.I47])" office:value-type="float" office:value="14.4937989509685" calcext:value-type="float">
            <text:p>14.493798951</text:p>
          </table:table-cell>
          <table:table-cell table:style-name="ce77" table:formula="of:=STDEV([.J38:.J47])" office:value-type="float" office:value="131.789792730233" calcext:value-type="float">
            <text:p>131.7897927302</text:p>
          </table:table-cell>
        </table:table-row>
        <table:table-row table:style-name="ro1">
          <table:table-cell table:style-name="ce4" office:value-type="string" calcext:value-type="string">
            <text:p>mediana</text:p>
          </table:table-cell>
          <table:table-cell table:style-name="ce18" table:formula="of:=MEDIAN([.B38:.B47])" office:value-type="float" office:value="0.98242525" calcext:value-type="float">
            <text:p>0.98242525</text:p>
          </table:table-cell>
          <table:table-cell table:style-name="ce18" table:formula="of:=MEDIAN([.C38:.C47])" office:value-type="float" office:value="41.93548" calcext:value-type="float">
            <text:p>41.93548</text:p>
          </table:table-cell>
          <table:table-cell table:style-name="ce51" table:formula="of:=MEDIAN([.D38:.D47])" office:value-type="float" office:value="6642.0305" calcext:value-type="float">
            <text:p>6642.0305</text:p>
          </table:table-cell>
          <table:table-cell table:style-name="ce22" table:formula="of:=MEDIAN([.E38:.E47])" office:value-type="float" office:value="0.77777775" calcext:value-type="float">
            <text:p>0.77777775</text:p>
          </table:table-cell>
          <table:table-cell table:style-name="ce22" table:formula="of:=MEDIAN([.F38:.F47])" office:value-type="float" office:value="62.637365" calcext:value-type="float">
            <text:p>62.637365</text:p>
          </table:table-cell>
          <table:table-cell table:style-name="ce22" table:formula="of:=MEDIAN([.G38:.G47])" office:value-type="float" office:value="7638.308" calcext:value-type="float">
            <text:p>7638.308</text:p>
          </table:table-cell>
          <table:table-cell table:style-name="ce22" table:formula="of:=MEDIAN([.H38:.H47])" office:value-type="float" office:value="0.7046821" calcext:value-type="float">
            <text:p>0.7046821</text:p>
          </table:table-cell>
          <table:table-cell table:style-name="ce22" table:formula="of:=MEDIAN([.I38:.I47])" office:value-type="float" office:value="71.062995" calcext:value-type="float">
            <text:p>71.062995</text:p>
          </table:table-cell>
          <table:table-cell table:style-name="ce77" table:formula="of:=MEDIAN([.J38:.J47])" office:value-type="float" office:value="7429.8005" calcext:value-type="float">
            <text:p>7429.8005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table:style-name="ce9" office:value-type="string" calcext:value-type="string">
            <text:p>SHMM-BL</text:p>
          </table:table-cell>
          <table:table-cell table:style-name="ce27"/>
          <table:table-cell table:style-name="ce38" office:value-type="string" calcext:value-type="string">
            <text:p>WDBC</text:p>
          </table:table-cell>
          <table:table-cell table:style-name="ce52"/>
          <table:table-cell table:style-name="ce27"/>
          <table:table-cell table:style-name="ce67" office:value-type="string" calcext:value-type="string">
            <text:p>Movement Libras</text:p>
          </table:table-cell>
          <table:table-cell table:style-name="ce52"/>
          <table:table-cell table:style-name="ce27"/>
          <table:table-cell table:style-name="ce67" office:value-type="string" calcext:value-type="string">
            <text:p>Arritmia</text:p>
          </table:table-cell>
          <table:table-cell table:style-name="ce52"/>
        </table:table-row>
        <table:table-row table:style-name="ro2">
          <table:table-cell table:style-name="ce10"/>
          <table:table-cell table:style-name="ce28" office:value-type="string" calcext:value-type="string">
            <text:p>%class test</text:p>
          </table:table-cell>
          <table:table-cell table:style-name="ce28" office:value-type="string" calcext:value-type="string">
            <text:p>%red</text:p>
          </table:table-cell>
          <table:table-cell table:style-name="ce53" office:value-type="string" calcext:value-type="string">
            <text:p>T</text:p>
          </table:table-cell>
          <table:table-cell table:style-name="ce28" office:value-type="string" calcext:value-type="string">
            <text:p>%class test</text:p>
          </table:table-cell>
          <table:table-cell table:style-name="ce28" office:value-type="string" calcext:value-type="string">
            <text:p>%red</text:p>
          </table:table-cell>
          <table:table-cell table:style-name="ce53" office:value-type="string" calcext:value-type="string">
            <text:p>T</text:p>
          </table:table-cell>
          <table:table-cell table:style-name="ce28" office:value-type="string" calcext:value-type="string">
            <text:p>%class test</text:p>
          </table:table-cell>
          <table:table-cell table:style-name="ce28" office:value-type="string" calcext:value-type="string">
            <text:p>%red</text:p>
          </table:table-cell>
          <table:table-cell table:style-name="ce53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on 1-1</text:p>
          </table:table-cell>
          <table:table-cell office:value-type="float" office:value="0.9788732" calcext:value-type="float">
            <text:p>0.9788732</text:p>
          </table:table-cell>
          <table:table-cell office:value-type="float" office:value="35.48387" calcext:value-type="float">
            <text:p>35.48387</text:p>
          </table:table-cell>
          <table:table-cell office:value-type="float" office:value="5950.216" calcext:value-type="float">
            <text:p>5950.216</text:p>
          </table:table-cell>
          <table:table-cell table:style-name="ce59" office:value-type="float" office:value="0.6833333" calcext:value-type="float">
            <text:p>0.6833333</text:p>
          </table:table-cell>
          <table:table-cell table:style-name="ce59" office:value-type="float" office:value="37.36264" calcext:value-type="float">
            <text:p>37.36264</text:p>
          </table:table-cell>
          <table:table-cell table:style-name="ce59" office:value-type="float" office:value="7957.082" calcext:value-type="float">
            <text:p>7957.082</text:p>
          </table:table-cell>
          <table:table-cell office:value-type="float" office:value="0.7395833" calcext:value-type="float">
            <text:p>0.7395833</text:p>
          </table:table-cell>
          <table:table-cell table:style-name="ce17" office:value-type="float" office:value="96.06299" calcext:value-type="float">
            <text:p>96.06299</text:p>
          </table:table-cell>
          <table:table-cell office:value-type="float" office:value="7939.937" calcext:value-type="float">
            <text:p>7939.937</text:p>
          </table:table-cell>
        </table:table-row>
        <table:table-row table:style-name="ro1">
          <table:table-cell office:value-type="string" calcext:value-type="string">
            <text:p>Particion 1-2</text:p>
          </table:table-cell>
          <table:table-cell office:value-type="float" office:value="0.954386" calcext:value-type="float">
            <text:p>0.954386</text:p>
          </table:table-cell>
          <table:table-cell office:value-type="float" office:value="25.80645" calcext:value-type="float">
            <text:p>25.80645</text:p>
          </table:table-cell>
          <table:table-cell office:value-type="float" office:value="5932.441" calcext:value-type="float">
            <text:p>5932.441</text:p>
          </table:table-cell>
          <table:table-cell table:style-name="ce26" office:value-type="float" office:value="0.6944444" calcext:value-type="float">
            <text:p>0.6944444</text:p>
          </table:table-cell>
          <table:table-cell table:style-name="ce26" office:value-type="float" office:value="59.34066" calcext:value-type="float">
            <text:p>59.34066</text:p>
          </table:table-cell>
          <table:table-cell table:style-name="ce26" office:value-type="float" office:value="7268.38" calcext:value-type="float">
            <text:p>7268.38</text:p>
          </table:table-cell>
          <table:table-cell table:style-name="ce25" office:value-type="float" office:value="0.7164948" calcext:value-type="float">
            <text:p>0.7164948</text:p>
          </table:table-cell>
          <table:table-cell table:style-name="ce25" office:value-type="float" office:value="98.8189" calcext:value-type="float">
            <text:p>98.8189</text:p>
          </table:table-cell>
          <table:table-cell table:style-name="ce79" office:value-type="float" office:value="7936.363" calcext:value-type="float">
            <text:p>7936.363</text:p>
          </table:table-cell>
        </table:table-row>
        <table:table-row table:style-name="ro1">
          <table:table-cell office:value-type="string" calcext:value-type="string">
            <text:p>Particion 2-1</text:p>
          </table:table-cell>
          <table:table-cell office:value-type="float" office:value="0.9260563" calcext:value-type="float">
            <text:p>0.9260563</text:p>
          </table:table-cell>
          <table:table-cell office:value-type="float" office:value="41.93548" calcext:value-type="float">
            <text:p>41.93548</text:p>
          </table:table-cell>
          <table:table-cell office:value-type="float" office:value="5941.547" calcext:value-type="float">
            <text:p>5941.547</text:p>
          </table:table-cell>
          <table:table-cell table:style-name="ce59" office:value-type="float" office:value="0.6666667" calcext:value-type="float">
            <text:p>0.6666667</text:p>
          </table:table-cell>
          <table:table-cell table:style-name="ce59" office:value-type="float" office:value="38.46154" calcext:value-type="float">
            <text:p>38.46154</text:p>
          </table:table-cell>
          <table:table-cell table:style-name="ce59" office:value-type="float" office:value="7944.374" calcext:value-type="float">
            <text:p>7944.374</text:p>
          </table:table-cell>
          <table:table-cell office:value-type="float" office:value="0.7135417" calcext:value-type="float">
            <text:p>0.7135417</text:p>
          </table:table-cell>
          <table:table-cell table:style-name="ce17" office:value-type="float" office:value="94.09449" calcext:value-type="float">
            <text:p>94.09449</text:p>
          </table:table-cell>
          <table:table-cell office:value-type="float" office:value="7905.243" calcext:value-type="float">
            <text:p>7905.243</text:p>
          </table:table-cell>
        </table:table-row>
        <table:table-row table:style-name="ro1">
          <table:table-cell office:value-type="string" calcext:value-type="string">
            <text:p>Particion 2-2</text:p>
          </table:table-cell>
          <table:table-cell office:value-type="float" office:value="0.9754386" calcext:value-type="float">
            <text:p>0.9754386</text:p>
          </table:table-cell>
          <table:table-cell office:value-type="float" office:value="29.03226" calcext:value-type="float">
            <text:p>29.03226</text:p>
          </table:table-cell>
          <table:table-cell office:value-type="float" office:value="6205.682" calcext:value-type="float">
            <text:p>6205.682</text:p>
          </table:table-cell>
          <table:table-cell table:style-name="ce26" office:value-type="float" office:value="0.7277778" calcext:value-type="float">
            <text:p>0.7277778</text:p>
          </table:table-cell>
          <table:table-cell table:style-name="ce26" office:value-type="float" office:value="48.35165" calcext:value-type="float">
            <text:p>48.35165</text:p>
          </table:table-cell>
          <table:table-cell table:style-name="ce26" office:value-type="float" office:value="7297.82" calcext:value-type="float">
            <text:p>7297.82</text:p>
          </table:table-cell>
          <table:table-cell table:style-name="ce25" office:value-type="float" office:value="0.6752577" calcext:value-type="float">
            <text:p>0.6752577</text:p>
          </table:table-cell>
          <table:table-cell table:style-name="ce25" office:value-type="float" office:value="70.07874" calcext:value-type="float">
            <text:p>70.07874</text:p>
          </table:table-cell>
          <table:table-cell table:style-name="ce79" office:value-type="float" office:value="8311.83" calcext:value-type="float">
            <text:p>8311.83</text:p>
          </table:table-cell>
        </table:table-row>
        <table:table-row table:style-name="ro1">
          <table:table-cell office:value-type="string" calcext:value-type="string">
            <text:p>Particion 3-1</text:p>
          </table:table-cell>
          <table:table-cell table:style-name="ce21" office:value-type="string" calcext:value-type="string">
            <text:p><text:span text:style-name="T1"> </text:span><text:span text:style-name="T2">0.971831</text:span></text:p>
          </table:table-cell>
          <table:table-cell office:value-type="float" office:value="35.48387" calcext:value-type="float">
            <text:p>35.48387</text:p>
          </table:table-cell>
          <table:table-cell office:value-type="float" office:value="5899.073" calcext:value-type="float">
            <text:p>5899.073</text:p>
          </table:table-cell>
          <table:table-cell table:style-name="ce60" office:value-type="float" office:value="0.6833333" calcext:value-type="float">
            <text:p>0.6833333</text:p>
          </table:table-cell>
          <table:table-cell table:style-name="ce59" office:value-type="float" office:value="38.46154" calcext:value-type="float">
            <text:p>38.46154</text:p>
          </table:table-cell>
          <table:table-cell table:style-name="ce59" office:value-type="float" office:value="7935.075" calcext:value-type="float">
            <text:p>7935.075</text:p>
          </table:table-cell>
          <table:table-cell table:style-name="ce21" office:value-type="string" calcext:value-type="string">
            <text:p><text:span text:style-name="T5"> </text:span><text:span text:style-name="T6">0.6979167</text:span></text:p>
          </table:table-cell>
          <table:table-cell table:style-name="ce17" office:value-type="float" office:value="85.82677" calcext:value-type="float">
            <text:p>85.82677</text:p>
          </table:table-cell>
          <table:table-cell office:value-type="float" office:value="8004.981" calcext:value-type="float">
            <text:p>8004.981</text:p>
          </table:table-cell>
        </table:table-row>
        <table:table-row table:style-name="ro1">
          <table:table-cell office:value-type="string" calcext:value-type="string">
            <text:p>Particion 3-2</text:p>
          </table:table-cell>
          <table:table-cell table:style-name="ce21" office:value-type="string" calcext:value-type="string">
            <text:p><text:span text:style-name="T1"> </text:span><text:span text:style-name="T2">0.9719298</text:span></text:p>
          </table:table-cell>
          <table:table-cell office:value-type="float" office:value="38.70968" calcext:value-type="float">
            <text:p>38.70968</text:p>
          </table:table-cell>
          <table:table-cell office:value-type="float" office:value="6280.799" calcext:value-type="float">
            <text:p>6280.799</text:p>
          </table:table-cell>
          <table:table-cell table:style-name="ce59" office:value-type="float" office:value="0.6611111" calcext:value-type="float">
            <text:p>0.6611111</text:p>
          </table:table-cell>
          <table:table-cell table:style-name="ce26" office:value-type="float" office:value="34.06593" calcext:value-type="float">
            <text:p>34.06593</text:p>
          </table:table-cell>
          <table:table-cell table:style-name="ce59" office:value-type="float" office:value="7485.77" calcext:value-type="float">
            <text:p>7485.77</text:p>
          </table:table-cell>
          <table:table-cell table:style-name="ce25" office:value-type="float" office:value="0.6649485" calcext:value-type="float">
            <text:p>0.6649485</text:p>
          </table:table-cell>
          <table:table-cell table:style-name="ce25" office:value-type="float" office:value="71.25984" calcext:value-type="float">
            <text:p>71.25984</text:p>
          </table:table-cell>
          <table:table-cell table:style-name="ce79" office:value-type="float" office:value="8292.116" calcext:value-type="float">
            <text:p>8292.116</text:p>
          </table:table-cell>
        </table:table-row>
        <table:table-row table:style-name="ro1">
          <table:table-cell office:value-type="string" calcext:value-type="string">
            <text:p>Particion 4-1</text:p>
          </table:table-cell>
          <table:table-cell office:value-type="float" office:value="0.971831" calcext:value-type="float">
            <text:p>0.971831</text:p>
          </table:table-cell>
          <table:table-cell office:value-type="float" office:value="22.58065" calcext:value-type="float">
            <text:p>22.58065</text:p>
          </table:table-cell>
          <table:table-cell office:value-type="float" office:value="5886.273" calcext:value-type="float">
            <text:p>5886.273</text:p>
          </table:table-cell>
          <table:table-cell table:style-name="ce59" office:value-type="float" office:value="0.7" calcext:value-type="float">
            <text:p>0.7</text:p>
          </table:table-cell>
          <table:table-cell table:style-name="ce59" office:value-type="float" office:value="42.85714" calcext:value-type="float">
            <text:p>42.85714</text:p>
          </table:table-cell>
          <table:table-cell table:style-name="ce59" office:value-type="float" office:value="7969.761" calcext:value-type="float">
            <text:p>7969.761</text:p>
          </table:table-cell>
          <table:table-cell office:value-type="float" office:value="0.7083333" calcext:value-type="float">
            <text:p>0.7083333</text:p>
          </table:table-cell>
          <table:table-cell table:style-name="ce17" office:value-type="float" office:value="94.88189" calcext:value-type="float">
            <text:p>94.88189</text:p>
          </table:table-cell>
          <table:table-cell office:value-type="float" office:value="7945.758" calcext:value-type="float">
            <text:p>7945.758</text:p>
          </table:table-cell>
        </table:table-row>
        <table:table-row table:style-name="ro1">
          <table:table-cell office:value-type="string" calcext:value-type="string">
            <text:p>Particion 4-2</text:p>
          </table:table-cell>
          <table:table-cell office:value-type="float" office:value="0.9754386" calcext:value-type="float">
            <text:p>0.9754386</text:p>
          </table:table-cell>
          <table:table-cell office:value-type="float" office:value="41.93548" calcext:value-type="float">
            <text:p>41.93548</text:p>
          </table:table-cell>
          <table:table-cell office:value-type="float" office:value="5962.982" calcext:value-type="float">
            <text:p>5962.982</text:p>
          </table:table-cell>
          <table:table-cell table:style-name="ce26" office:value-type="float" office:value="0.7055556" calcext:value-type="float">
            <text:p>0.7055556</text:p>
          </table:table-cell>
          <table:table-cell table:style-name="ce26" office:value-type="float" office:value="36.26374" calcext:value-type="float">
            <text:p>36.26374</text:p>
          </table:table-cell>
          <table:table-cell table:style-name="ce26" office:value-type="float" office:value="7288.69" calcext:value-type="float">
            <text:p>7288.69</text:p>
          </table:table-cell>
          <table:table-cell table:style-name="ce25" office:value-type="float" office:value="0.6649485" calcext:value-type="float">
            <text:p>0.6649485</text:p>
          </table:table-cell>
          <table:table-cell table:style-name="ce25" office:value-type="float" office:value="55.90551" calcext:value-type="float">
            <text:p>55.90551</text:p>
          </table:table-cell>
          <table:table-cell table:style-name="ce79" office:value-type="float" office:value="8537.139" calcext:value-type="float">
            <text:p>8537.139</text:p>
          </table:table-cell>
        </table:table-row>
        <table:table-row table:style-name="ro1">
          <table:table-cell office:value-type="string" calcext:value-type="string">
            <text:p>Particion 5-1</text:p>
          </table:table-cell>
          <table:table-cell office:value-type="float" office:value="0.9612676" calcext:value-type="float">
            <text:p>0.9612676</text:p>
          </table:table-cell>
          <table:table-cell office:value-type="float" office:value="32.25806" calcext:value-type="float">
            <text:p>32.25806</text:p>
          </table:table-cell>
          <table:table-cell office:value-type="float" office:value="5883.059" calcext:value-type="float">
            <text:p>5883.059</text:p>
          </table:table-cell>
          <table:table-cell table:style-name="ce59" office:value-type="float" office:value="0.6833333" calcext:value-type="float">
            <text:p>0.6833333</text:p>
          </table:table-cell>
          <table:table-cell table:style-name="ce59" office:value-type="float" office:value="36.26374" calcext:value-type="float">
            <text:p>36.26374</text:p>
          </table:table-cell>
          <table:table-cell table:style-name="ce59" office:value-type="float" office:value="7253.009" calcext:value-type="float">
            <text:p>7253.009</text:p>
          </table:table-cell>
          <table:table-cell office:value-type="float" office:value="0.6927083" calcext:value-type="float">
            <text:p>0.6927083</text:p>
          </table:table-cell>
          <table:table-cell table:style-name="ce17" office:value-type="float" office:value="94.09449" calcext:value-type="float">
            <text:p>94.09449</text:p>
          </table:table-cell>
          <table:table-cell office:value-type="float" office:value="7419.195" calcext:value-type="float">
            <text:p>7419.195</text:p>
          </table:table-cell>
        </table:table-row>
        <table:table-row table:style-name="ro1">
          <table:table-cell office:value-type="string" calcext:value-type="string">
            <text:p>Particion 5-2</text:p>
          </table:table-cell>
          <table:table-cell office:value-type="float" office:value="0.9754386" calcext:value-type="float">
            <text:p>0.9754386</text:p>
          </table:table-cell>
          <table:table-cell office:value-type="float" office:value="32.25806" calcext:value-type="float">
            <text:p>32.25806</text:p>
          </table:table-cell>
          <table:table-cell office:value-type="float" office:value="5999.233" calcext:value-type="float">
            <text:p>5999.233</text:p>
          </table:table-cell>
          <table:table-cell table:style-name="ce26" office:value-type="float" office:value="0.6833333" calcext:value-type="float">
            <text:p>0.6833333</text:p>
          </table:table-cell>
          <table:table-cell table:style-name="ce26" office:value-type="float" office:value="42.85714" calcext:value-type="float">
            <text:p>42.85714</text:p>
          </table:table-cell>
          <table:table-cell table:style-name="ce26" office:value-type="float" office:value="7245.48" calcext:value-type="float">
            <text:p>7245.48</text:p>
          </table:table-cell>
          <table:table-cell table:style-name="ce25" office:value-type="float" office:value="0.685567" calcext:value-type="float">
            <text:p>0.685567</text:p>
          </table:table-cell>
          <table:table-cell table:style-name="ce25" office:value-type="float" office:value="87.00787" calcext:value-type="float">
            <text:p>87.00787</text:p>
          </table:table-cell>
          <table:table-cell table:style-name="ce79" office:value-type="float" office:value="8695.106" calcext:value-type="float">
            <text:p>8695.106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style-name="ce29" table:formula="of:=AVERAGE([.B55:.B64])" office:value-type="float" office:value="0.9648412375" calcext:value-type="float">
            <text:p>0.9648412375</text:p>
          </table:table-cell>
          <table:table-cell table:style-name="ce29" table:formula="of:=AVERAGE([.C55:.C64])" office:value-type="float" office:value="33.548386" calcext:value-type="float">
            <text:p>33.548386</text:p>
          </table:table-cell>
          <table:table-cell table:style-name="ce29" table:formula="of:=AVERAGE([.D55:.D64])" office:value-type="float" office:value="5994.1305" calcext:value-type="float">
            <text:p>5994.1305</text:p>
          </table:table-cell>
          <table:table-cell table:style-name="ce29" table:formula="of:=AVERAGE([.E55:.E64])" office:value-type="float" office:value="0.68888888" calcext:value-type="float">
            <text:p>0.68888888</text:p>
          </table:table-cell>
          <table:table-cell table:style-name="ce29" table:formula="of:=AVERAGE([.F55:.F64])" office:value-type="float" office:value="41.428572" calcext:value-type="float">
            <text:p>41.428572</text:p>
          </table:table-cell>
          <table:table-cell table:style-name="ce29" table:formula="of:=AVERAGE([.G55:.G64])" office:value-type="float" office:value="7564.5441" calcext:value-type="float">
            <text:p>7564.5441</text:p>
          </table:table-cell>
          <table:table-cell table:style-name="ce22" table:formula="of:=AVERAGE([.H55:.H64])" office:value-type="float" office:value="0.695709233333333" calcext:value-type="float">
            <text:p>0.6957092333</text:p>
          </table:table-cell>
          <table:table-cell table:style-name="ce22" table:formula="of:=AVERAGE([.I55:.I64])" office:value-type="float" office:value="84.803149" calcext:value-type="float">
            <text:p>84.803149</text:p>
          </table:table-cell>
          <table:table-cell table:style-name="ce77" table:formula="of:=AVERAGE([.J55:.J64])" office:value-type="float" office:value="8098.7668" calcext:value-type="float">
            <text:p>8098.7668</text:p>
          </table:table-cell>
        </table:table-row>
        <table:table-row table:style-name="ro1">
          <table:table-cell table:style-name="ce4" office:value-type="string" calcext:value-type="string">
            <text:p>desv tipica</text:p>
          </table:table-cell>
          <table:table-cell table:style-name="ce22" table:formula="of:=STDEV([.B55:.B64])" office:value-type="float" office:value="0.0177644077554721" calcext:value-type="float">
            <text:p>0.0177644078</text:p>
          </table:table-cell>
          <table:table-cell table:style-name="ce22" table:formula="of:=STDEV([.C55:.C64])" office:value-type="float" office:value="6.48735459119286" calcext:value-type="float">
            <text:p>6.4873545912</text:p>
          </table:table-cell>
          <table:table-cell table:style-name="ce22" table:formula="of:=STDEV([.D55:.D65])" office:value-type="float" office:value="130.166923417779" calcext:value-type="float">
            <text:p>130.1669234178</text:p>
          </table:table-cell>
          <table:table-cell table:style-name="ce61" table:formula="of:=STDEV([.E55:.E64])" office:value-type="float" office:value="0.0192450185955166" calcext:value-type="float">
            <text:p>0.0192450186</text:p>
          </table:table-cell>
          <table:table-cell table:style-name="ce29" table:formula="of:=STDEV([.F55:.F64])" office:value-type="float" office:value="7.56124148961414" calcext:value-type="float">
            <text:p>7.5612414896</text:p>
          </table:table-cell>
          <table:table-cell table:style-name="ce29" table:formula="of:=STDEV([.G55:.G64])" office:value-type="float" office:value="339.91214897364" calcext:value-type="float">
            <text:p>339.9121489736</text:p>
          </table:table-cell>
          <table:table-cell table:style-name="ce22" table:formula="of:=STDEV([.H55:.H64])" office:value-type="float" office:value="0.0256342509596536" calcext:value-type="float">
            <text:p>0.025634251</text:p>
          </table:table-cell>
          <table:table-cell table:style-name="ce22" table:formula="of:=STDEV([.I55:.I64])" office:value-type="float" office:value="14.2932615212107" calcext:value-type="float">
            <text:p>14.2932615212</text:p>
          </table:table-cell>
          <table:table-cell table:style-name="ce77" table:formula="of:=STDEV([.J55:.J64])" office:value-type="float" office:value="367.219148742364" calcext:value-type="float">
            <text:p>367.2191487424</text:p>
          </table:table-cell>
        </table:table-row>
        <table:table-row table:style-name="ro1">
          <table:table-cell table:style-name="ce4" office:value-type="string" calcext:value-type="string">
            <text:p>mediana</text:p>
          </table:table-cell>
          <table:table-cell table:style-name="ce22" table:formula="of:=MEDIAN([.B55:.B64])" office:value-type="float" office:value="0.9736348" calcext:value-type="float">
            <text:p>0.9736348</text:p>
          </table:table-cell>
          <table:table-cell table:style-name="ce22" table:formula="of:=MEDIAN([.C55:.C64])" office:value-type="float" office:value="33.870965" calcext:value-type="float">
            <text:p>33.870965</text:p>
          </table:table-cell>
          <table:table-cell table:style-name="ce48" table:formula="of:=MEDIAN([.D55:.D64])" office:value-type="float" office:value="5945.8815" calcext:value-type="float">
            <text:p>5945.8815</text:p>
          </table:table-cell>
          <table:table-cell table:style-name="ce29" table:formula="of:=MEDIAN([.E55:.E64])" office:value-type="float" office:value="0.6833333" calcext:value-type="float">
            <text:p>0.6833333</text:p>
          </table:table-cell>
          <table:table-cell table:style-name="ce29" table:formula="of:=MEDIAN([.F55:.F64])" office:value-type="float" office:value="38.46154" calcext:value-type="float">
            <text:p>38.46154</text:p>
          </table:table-cell>
          <table:table-cell table:style-name="ce29" table:formula="of:=MEDIAN([.G55:.G64])" office:value-type="float" office:value="7391.795" calcext:value-type="float">
            <text:p>7391.795</text:p>
          </table:table-cell>
          <table:table-cell table:style-name="ce22" table:formula="of:=MEDIAN([.H55:.H64])" office:value-type="float" office:value="0.6927083" calcext:value-type="float">
            <text:p>0.6927083</text:p>
          </table:table-cell>
          <table:table-cell table:style-name="ce22" table:formula="of:=MEDIAN([.I55:.I64])" office:value-type="float" office:value="90.55118" calcext:value-type="float">
            <text:p>90.55118</text:p>
          </table:table-cell>
          <table:table-cell table:style-name="ce77" table:formula="of:=MEDIAN([.J55:.J64])" office:value-type="float" office:value="7975.3695" calcext:value-type="float">
            <text:p>7975.3695</text:p>
          </table:table-cell>
        </table:table-row>
        <table:table-row table:style-name="ro1" table:number-rows-repeated="3"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table:style-name="ce11" office:value-type="string" calcext:value-type="string">
            <text:p>Res.</text:p>
          </table:table-cell>
          <table:table-cell table:style-name="ce30"/>
          <table:table-cell table:style-name="ce39" office:value-type="string" calcext:value-type="string">
            <text:p>WDBC</text:p>
          </table:table-cell>
          <table:table-cell table:style-name="ce54"/>
          <table:table-cell table:style-name="ce30"/>
          <table:table-cell table:style-name="ce39" office:value-type="string" calcext:value-type="string">
            <text:p>Movement Libras</text:p>
          </table:table-cell>
          <table:table-cell table:style-name="ce54"/>
          <table:table-cell table:style-name="ce30"/>
          <table:table-cell table:style-name="ce39" office:value-type="string" calcext:value-type="string">
            <text:p>Arritmia</text:p>
          </table:table-cell>
          <table:table-cell table:style-name="ce54"/>
        </table:table-row>
        <table:table-row table:style-name="ro2">
          <table:table-cell table:style-name="ce12" office:value-type="string" calcext:value-type="string">
            <text:p><text:s/>globales</text:p>
          </table:table-cell>
          <table:table-cell table:style-name="ce31" office:value-type="string" calcext:value-type="string">
            <text:p>%class test</text:p>
          </table:table-cell>
          <table:table-cell table:style-name="ce31" office:value-type="string" calcext:value-type="string">
            <text:p>%red</text:p>
          </table:table-cell>
          <table:table-cell table:style-name="ce55" office:value-type="string" calcext:value-type="string">
            <text:p>T</text:p>
          </table:table-cell>
          <table:table-cell table:style-name="ce31" office:value-type="string" calcext:value-type="string">
            <text:p>%class test</text:p>
          </table:table-cell>
          <table:table-cell table:style-name="ce31" office:value-type="string" calcext:value-type="string">
            <text:p>%red</text:p>
          </table:table-cell>
          <table:table-cell table:style-name="ce55" office:value-type="string" calcext:value-type="string">
            <text:p>T</text:p>
          </table:table-cell>
          <table:table-cell table:style-name="ce31" office:value-type="string" calcext:value-type="string">
            <text:p>%class test</text:p>
          </table:table-cell>
          <table:table-cell table:style-name="ce31" office:value-type="string" calcext:value-type="string">
            <text:p>%red</text:p>
          </table:table-cell>
          <table:table-cell table:style-name="ce55" office:value-type="string" calcext:value-type="string">
            <text:p>T</text:p>
          </table:table-cell>
        </table:table-row>
        <table:table-row table:style-name="ro1">
          <table:table-cell table:style-name="ce13" office:value-type="string" calcext:value-type="string">
            <text:p>3NN</text:p>
          </table:table-cell>
          <table:table-cell table:style-name="ce18" office:value-type="float" office:value="0.9666086" calcext:value-type="float">
            <text:p>0.966608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6715" calcext:value-type="float">
            <text:p>0.6715</text:p>
          </table:table-cell>
          <table:table-cell table:style-name="ce22" office:value-type="float" office:value="0.70055555" calcext:value-type="float">
            <text:p>0.7005555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838111111111111" calcext:value-type="float">
            <text:p>0.8381111111</text:p>
          </table:table-cell>
          <table:table-cell table:style-name="ce22" office:value-type="float" office:value="0.631131869" calcext:value-type="float">
            <text:p>0.631131869</text:p>
          </table:table-cell>
          <table:table-cell table:style-name="ce22" office:value-type="float" office:value="0" calcext:value-type="float">
            <text:p>0</text:p>
          </table:table-cell>
          <table:table-cell table:style-name="ce77" office:value-type="float" office:value="0.8588" calcext:value-type="float">
            <text:p>0.8588</text:p>
          </table:table-cell>
        </table:table-row>
        <table:table-row table:style-name="ro1">
          <table:table-cell table:style-name="ce13" office:value-type="string" calcext:value-type="string">
            <text:p>GREEDY</text:p>
          </table:table-cell>
          <table:table-cell table:style-name="ce32" office:value-type="float" office:value="0.977592975" calcext:value-type="float">
            <text:p>0.977592975</text:p>
          </table:table-cell>
          <table:table-cell table:style-name="ce22" office:value-type="float" office:value="82.903224" calcext:value-type="float">
            <text:p>82.903224</text:p>
          </table:table-cell>
          <table:table-cell table:style-name="ce22" office:value-type="float" office:value="105.9999" calcext:value-type="float">
            <text:p>105.9999</text:p>
          </table:table-cell>
          <table:table-cell table:style-name="ce22" office:value-type="float" office:value="0.749999988888889" calcext:value-type="float">
            <text:p>0.7499999889</text:p>
          </table:table-cell>
          <table:table-cell table:style-name="ce22" office:value-type="float" office:value="90.9645888888889" calcext:value-type="float">
            <text:p>90.9645888889</text:p>
          </table:table-cell>
          <table:table-cell table:style-name="ce22" office:value-type="float" office:value="571.9172" calcext:value-type="float">
            <text:p>571.9172</text:p>
          </table:table-cell>
          <table:table-cell table:style-name="ce70" office:value-type="float" office:value="0.772104077777778" calcext:value-type="float">
            <text:p>0.7721040778</text:p>
          </table:table-cell>
          <table:table-cell table:style-name="ce22" office:value-type="float" office:value="97.8127755555555" calcext:value-type="float">
            <text:p>97.8127755556</text:p>
          </table:table-cell>
          <table:table-cell table:style-name="ce77" office:value-type="float" office:value="1050.5548" calcext:value-type="float">
            <text:p>1050.5548</text:p>
          </table:table-cell>
        </table:table-row>
        <table:table-row table:style-name="ro1">
          <table:table-cell table:style-name="ce13" office:value-type="string" calcext:value-type="string">
            <text:p>SHC-BL</text:p>
          </table:table-cell>
          <table:table-cell table:style-name="ce33" office:value-type="float" office:value="0.98171856" calcext:value-type="float">
            <text:p>0.98171856</text:p>
          </table:table-cell>
          <table:table-cell table:style-name="ce22" office:value-type="float" office:value="47.096773" calcext:value-type="float">
            <text:p>47.096773</text:p>
          </table:table-cell>
          <table:table-cell table:style-name="ce22" office:value-type="float" office:value="6625.1861" calcext:value-type="float">
            <text:p>6625.1861</text:p>
          </table:table-cell>
          <table:table-cell table:style-name="ce62" office:value-type="float" office:value="0.7722222125" calcext:value-type="float">
            <text:p>0.7722222125</text:p>
          </table:table-cell>
          <table:table-cell table:style-name="ce22" office:value-type="float" office:value="62.637363" calcext:value-type="float">
            <text:p>62.637363</text:p>
          </table:table-cell>
          <table:table-cell table:style-name="ce22" office:value-type="float" office:value="7647.3212" calcext:value-type="float">
            <text:p>7647.3212</text:p>
          </table:table-cell>
          <table:table-cell table:style-name="ce71" office:value-type="float" office:value="0.707279575" calcext:value-type="float">
            <text:p>0.707279575</text:p>
          </table:table-cell>
          <table:table-cell table:style-name="ce22" office:value-type="float" office:value="72.362205" calcext:value-type="float">
            <text:p>72.362205</text:p>
          </table:table-cell>
          <table:table-cell table:style-name="ce77" office:value-type="float" office:value="7402.4511" calcext:value-type="float">
            <text:p>7402.4511</text:p>
          </table:table-cell>
        </table:table-row>
        <table:table-row table:style-name="ro1">
          <table:table-cell table:style-name="ce13" office:value-type="string" calcext:value-type="string">
            <text:p>SHMM-BL</text:p>
          </table:table-cell>
          <table:table-cell table:style-name="ce32" office:value-type="float" office:value="0.9648412375" calcext:value-type="float">
            <text:p>0.9648412375</text:p>
          </table:table-cell>
          <table:table-cell table:style-name="ce40" office:value-type="float" office:value="33.548386" calcext:value-type="float">
            <text:p>33.548386</text:p>
          </table:table-cell>
          <table:table-cell table:style-name="ce56" office:value-type="float" office:value="5994.1305" calcext:value-type="float">
            <text:p>5994.1305</text:p>
          </table:table-cell>
          <table:table-cell table:style-name="ce63" office:value-type="float" office:value="0.68888888" calcext:value-type="float">
            <text:p>0.68888888</text:p>
          </table:table-cell>
          <table:table-cell table:style-name="ce63" office:value-type="float" office:value="41.428572" calcext:value-type="float">
            <text:p>41.428572</text:p>
          </table:table-cell>
          <table:table-cell table:style-name="ce63" office:value-type="float" office:value="7564.5441" calcext:value-type="float">
            <text:p>7564.5441</text:p>
          </table:table-cell>
          <table:table-cell table:style-name="ce72" office:value-type="float" office:value="0.695709233333333" calcext:value-type="float">
            <text:p>0.6957092333</text:p>
          </table:table-cell>
          <table:table-cell table:style-name="ce75" office:value-type="float" office:value="84.803149" calcext:value-type="float">
            <text:p>84.803149</text:p>
          </table:table-cell>
          <table:table-cell table:style-name="ce80" office:value-type="float" office:value="8098.7668" calcext:value-type="float">
            <text:p>8098.7668</text:p>
          </table:table-cell>
        </table:table-row>
        <table:table-row table:style-name="ro1">
          <table:table-cell table:style-name="Default"/>
          <table:table-cell table:style-name="ce16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style-name="ce16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style-name="ce16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style-name="ce34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" svg:font-family="" style:font-family-generic="roman"/>
    <style:font-face style:name="Ubuntu Mono1" svg:font-family="'Ubuntu Mono'" style:font-pitch="fixed"/>
    <style:font-face style:name="Liberation Mono" svg:font-family="'Liberation Mono', 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8:37:59.003123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6-04-07T00:23:45.170625692</meta:creation-date>
    <dc:date>2016-06-27T18:55:33.957185547</dc:date>
    <dc:creator>Cristina </dc:creator>
    <meta:editing-duration>P3DT6H14M14S</meta:editing-duration>
    <meta:editing-cycles>398</meta:editing-cycles>
    <meta:generator>LibreOffice/4.3.3.2$Linux_X86_64 LibreOffice_project/430m0$Build-2</meta:generator>
    <meta:document-statistic meta:table-count="1" meta:cell-count="606" meta:object-count="0"/>
  </office:meta>
</office:document-meta>
</file>